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2" svg:font-family="'DejaVu Serif'" style:font-adornments="Book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draw:fill="none" draw:textarea-vertical-align="middle"/>
    </style:style>
    <style:style style:name="gr2" style:family="graphic" style:parent-style-name="text">
      <style:graphic-properties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text">
      <style:graphic-properties draw:fill="solid" draw:fill-color="#ffffff" draw:auto-grow-height="true" draw:auto-grow-width="true" fo:min-height="0cm" fo:min-width="0cm" fo:padding-top="0.1cm" fo:padding-bottom="0.1cm" fo:padding-left="0.1cm" fo:padding-right="0.1cm"/>
    </style:style>
    <style:style style:name="gr5" style:family="graphic" style:parent-style-name="objectwithoutfill">
      <style:graphic-properties draw:fill="solid" draw:fill-color="#ffffff" draw:textarea-vertical-align="middle"/>
    </style:style>
    <style:style style:name="gr6" style:family="graphic" style:parent-style-name="objectwithoutfill">
      <style:graphic-properties draw:marker-end="Arrow" draw:marker-end-width="0.1cm" draw:fill="none" draw:textarea-vertical-align="middle"/>
    </style:style>
    <style:style style:name="gr7" style:family="graphic" style:parent-style-name="objectwithoutfill">
      <style:graphic-properties draw:marker-end="Symmetric_20_Arrow" draw:marker-end-width="0.2cm" draw:fill="non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Symmetric_20_Arrow" draw:fill="none"/>
    </style:style>
    <style:style style:name="gr10" style:family="graphic" style:parent-style-name="standard">
      <style:graphic-properties svg:stroke-width="0.04cm" draw:marker-start-width="0.26cm" draw:marker-end-width="0.26cm" draw:textarea-horizontal-align="justify" draw:textarea-vertical-align="middle" draw:auto-grow-height="false" fo:padding-top="0.145cm" fo:padding-bottom="0.145cm" fo:padding-left="0.27cm" fo:padding-right="0.27cm"/>
    </style:style>
    <style:style style:name="gr11" style:family="graphic" style:parent-style-name="objectwithoutfill">
      <style:graphic-properties svg:stroke-width="0cm" draw:marker-start-width="0.2cm" draw:marker-end="Symmetric_20_Arrow" draw:marker-end-width="0.2cm" draw:fill="none" fo:padding-top="0.125cm" fo:padding-bottom="0.125cm" fo:padding-left="0.25cm" fo:padding-right="0.25cm"/>
    </style:style>
    <style:style style:name="gr12" style:family="graphic" style:parent-style-name="objectwithoutfill">
      <style:graphic-properties draw:fill="none"/>
    </style:style>
    <style:style style:name="gr13" style:family="graphic" style:parent-style-name="text">
      <style:graphic-properties draw:auto-grow-height="true" draw:auto-grow-width="false" fo:min-height="0.4cm" fo:min-width="1.096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objectwithoutfill">
      <style:graphic-properties draw:fill="hatch" draw:fill-hatch-name="Black_20_45_20_Degrees" draw:textarea-vertical-align="middle"/>
    </style:style>
    <style:style style:name="gr16" style:family="graphic" style:parent-style-name="text">
      <style:graphic-properties draw:auto-grow-height="true" draw:auto-grow-width="true" fo:min-height="0.4cm" fo:min-width="0.502cm"/>
    </style:style>
    <style:style style:name="gr17" style:family="graphic" style:parent-style-name="text">
      <style:graphic-properties draw:stroke="none" draw:fill="none" fo:min-height="0.337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9" style:family="graphic" style:parent-style-name="objectwithoutfill">
      <style:graphic-properties draw:fill="solid" draw:fill-color="#ffffff"/>
    </style:style>
    <style:style style:name="gr20" style:family="graphic" style:parent-style-name="objectwithoutfill">
      <style:graphic-properties draw:fill="hatch" draw:fill-color="#ffffff" draw:fill-hatch-name="Black_20_45_20_Degrees" draw:fill-hatch-solid="true" draw:textarea-vertical-align="middle"/>
    </style:style>
    <style:style style:name="gr21" style:family="graphic" style:parent-style-name="text">
      <style:graphic-properties draw:auto-grow-height="true" draw:auto-grow-width="true" fo:min-height="0.412cm" fo:min-width="0.502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 fo:padding-top="0cm" fo:padding-bottom="0cm" fo:padding-left="0cm" fo:padding-right="0cm"/>
    </style:style>
    <style:style style:name="gr23" style:family="graphic" style:parent-style-name="objectwithoutfill">
      <style:graphic-properties draw:fill="none" draw:textarea-vertical-align="top" fo:padding-top="0cm" fo:padding-bottom="0.4cm"/>
    </style:style>
    <style:style style:name="gr24" style:family="graphic" style:parent-style-name="standard">
      <style:graphic-properties draw:textarea-horizontal-align="right" draw:textarea-vertical-align="bottom" draw:auto-grow-height="false" fo:padding-top="0.1cm" fo:padding-bottom="0.1cm" fo:padding-left="0.1cm" fo:padding-right="0.1cm"/>
    </style:style>
    <style:style style:name="gr25" style:family="graphic" style:parent-style-name="objectwithoutfill">
      <style:graphic-properties svg:stroke-width="0.04cm" draw:marker-start-width="0.32cm" draw:marker-end="Symmetric_20_Arrow" draw:marker-end-width="0.32cm" draw:fill="none" fo:padding-top="0.145cm" fo:padding-bottom="0.145cm" fo:padding-left="0.27cm" fo:padding-right="0.27cm"/>
    </style:style>
    <style:style style:name="gr26" style:family="graphic" style:parent-style-name="objectwithoutfill">
      <style:graphic-properties svg:stroke-width="0.04cm" draw:marker-start-width="0.335cm" draw:marker-end="Symmetric_20_Arrow" draw:marker-end-width="0.32cm" draw:fill="none" fo:padding-top="0.145cm" fo:padding-bottom="0.145cm" fo:padding-left="0.27cm" fo:padding-right="0.27cm"/>
    </style:style>
    <style:style style:name="gr27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2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tyle="italic" style:font-style-asian="italic" style:font-style-complex="italic"/>
    </style:style>
    <style:style style:name="P5" style:family="paragraph">
      <style:text-properties fo:font-size="6.5pt" style:font-size-asian="6.5pt" style:font-size-complex="6.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6.5pt" style:font-size-asian="6.5pt" style:font-size-complex="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3cm" svg:y1="2.8cm" svg:x2="3cm" svg:y2="6.6cm">
          <text:p/>
        </draw:line>
        <draw:line draw:style-name="gr1" draw:text-style-name="P1" draw:layer="layout" svg:x1="3.4cm" svg:y1="2.8cm" svg:x2="3.4cm" svg:y2="6.6cm">
          <text:p/>
        </draw:line>
        <draw:line draw:style-name="gr1" draw:text-style-name="P2" draw:layer="layout" svg:x1="3.8cm" svg:y1="2.8cm" svg:x2="3.8cm" svg:y2="6.6cm">
          <text:p/>
        </draw:line>
        <draw:frame draw:style-name="gr2" draw:layer="layout" svg:width="2.466cm" svg:height="0.331cm" svg:x="5.814cm" svg:y="2.092cm">
          <draw:text-box>
            <text:p text:style-name="P1">CLK rising edges</text:p>
          </draw:text-box>
        </draw:frame>
        <draw:frame draw:style-name="gr2" draw:text-style-name="P3" draw:layer="layout" svg:width="1.056cm" svg:height="0.331cm" svg:x="1.055cm" svg:y="3.022cm">
          <draw:text-box>
            <text:p text:style-name="P3">r_block</text:p>
          </draw:text-box>
        </draw:frame>
        <draw:frame draw:style-name="gr2" draw:text-style-name="P3" draw:layer="layout" svg:width="0.908cm" svg:height="0.331cm" svg:x="1.203cm" svg:y="3.646cm">
          <draw:text-box>
            <text:p text:style-name="P3">r_byte</text:p>
          </draw:text-box>
        </draw:frame>
        <draw:frame draw:style-name="gr2" draw:text-style-name="P3" draw:layer="layout" svg:width="0.671cm" svg:height="0.331cm" svg:x="1.44cm" svg:y="5.222cm">
          <draw:text-box>
            <text:p text:style-name="P3">busy</text:p>
          </draw:text-box>
        </draw:frame>
        <draw:frame draw:style-name="gr2" draw:text-style-name="P3" draw:layer="layout" svg:width="0.671cm" svg:height="0.331cm" svg:x="1.44cm" svg:y="4.422cm">
          <draw:text-box>
            <text:p text:style-name="P3">addr</text:p>
          </draw:text-box>
        </draw:frame>
        <draw:polyline draw:style-name="gr3" draw:text-style-name="P1" draw:layer="layout" svg:width="9.199cm" svg:height="0.399cm" svg:x="2.4cm" svg:y="3cm" svg:viewBox="0 0 9200 400" draw:points="0,400 1000,400 1000,0 7000,0 7000,400 9200,400">
          <text:p/>
        </draw:polyline>
        <draw:polyline draw:style-name="gr3" draw:text-style-name="P1" draw:layer="layout" svg:width="9.199cm" svg:height="0.399cm" svg:x="2.4cm" svg:y="3.6cm" svg:viewBox="0 0 9200 400" draw:points="0,400 2600,400 2600,0 3000,0 3000,400 3400,400 4200,400 4200,0 4600,0 4600,400 9200,400">
          <text:p/>
        </draw:polyline>
        <draw:line draw:style-name="gr1" draw:text-style-name="P1" draw:layer="layout" svg:x1="4.6cm" svg:y1="2.8cm" svg:x2="4.6cm" svg:y2="6.6cm">
          <text:p/>
        </draw:line>
        <draw:line draw:style-name="gr1" draw:text-style-name="P2" draw:layer="layout" svg:x1="5cm" svg:y1="2.8cm" svg:x2="5cm" svg:y2="6.8cm">
          <text:p/>
        </draw:line>
        <draw:line draw:style-name="gr1" draw:text-style-name="P1" draw:layer="layout" svg:x1="5.4cm" svg:y1="2.8cm" svg:x2="5.4cm" svg:y2="6.6cm">
          <text:p/>
        </draw:line>
        <draw:line draw:style-name="gr1" draw:text-style-name="P1" draw:layer="layout" svg:x1="5.8cm" svg:y1="2.8cm" svg:x2="5.8cm" svg:y2="6.6cm">
          <text:p/>
        </draw:line>
        <draw:line draw:style-name="gr1" draw:text-style-name="P1" draw:layer="layout" svg:x1="6.6cm" svg:y1="2.8cm" svg:x2="6.6cm" svg:y2="6.8cm">
          <text:p/>
        </draw:line>
        <draw:line draw:style-name="gr1" draw:text-style-name="P1" draw:layer="layout" svg:x1="7cm" svg:y1="2.8cm" svg:x2="7cm" svg:y2="6.6cm">
          <text:p/>
        </draw:line>
        <draw:line draw:style-name="gr1" draw:text-style-name="P2" draw:layer="layout" svg:x1="7.4cm" svg:y1="2.8cm" svg:x2="7.4cm" svg:y2="6.6cm">
          <text:p/>
        </draw:line>
        <draw:frame draw:style-name="gr2" draw:text-style-name="P3" draw:layer="layout" svg:width="0.65cm" svg:height="0.331cm" svg:x="1.461cm" svg:y="6.622cm">
          <draw:text-box>
            <text:p text:style-name="P3">dout</text:p>
          </draw:text-box>
        </draw:frame>
        <draw:polyline draw:style-name="gr3" draw:text-style-name="P1" draw:layer="layout" svg:width="9.199cm" svg:height="0.4cm" svg:x="2.4cm" svg:y="5.199cm" svg:viewBox="0 0 9200 401" draw:points="0,400 1400,400 1402,0 2600,0 2600,400 3000,401 3000,1 3400,0 4200,1 4200,401 4600,400 5000,401 5000,1 6200,1 6200,400 7400,401 7400,1 9000,0 9000,401 9200,400">
          <text:p/>
        </draw:polyline>
        <draw:frame draw:style-name="gr4" draw:text-style-name="P4" draw:layer="layout" svg:width="2.213cm" svg:height="0.531cm" svg:x="5.672cm" svg:y="2.767cm">
          <draw:text-box>
            <text:p text:style-name="P3"><text:span text:style-name="T1">keep asserted</text:span></text:p>
          </draw:text-box>
        </draw:frame>
        <draw:polygon draw:style-name="gr5" draw:text-style-name="P1" draw:layer="layout" svg:width="1.999cm" svg:height="0.399cm" svg:x="3.4cm" svg:y="4.4cm" svg:viewBox="0 0 2000 400" draw:points="200,0 1800,0 2000,200 1800,400 200,400 0,200">
          <text:p/>
        </draw:polygon>
        <draw:frame draw:style-name="gr2" draw:text-style-name="P3" draw:layer="layout" svg:width="1.166cm" svg:height="0.331cm" svg:x="3.808cm" svg:y="4.446cm">
          <draw:text-box>
            <text:p text:style-name="P3">0xAABB</text:p>
          </draw:text-box>
        </draw:frame>
        <draw:line draw:style-name="gr1" draw:text-style-name="P2" draw:layer="layout" svg:x1="8.2cm" svg:y1="2.8cm" svg:x2="8.2cm" svg:y2="6.6cm">
          <text:p/>
        </draw:line>
        <draw:line draw:style-name="gr1" draw:text-style-name="P2" draw:layer="layout" svg:x1="8.6cm" svg:y1="2.8cm" svg:x2="8.6cm" svg:y2="6.8cm">
          <text:p/>
        </draw:line>
        <draw:line draw:style-name="gr1" draw:text-style-name="P2" draw:layer="layout" svg:x1="9cm" svg:y1="2.8cm" svg:x2="9cm" svg:y2="6.6cm">
          <text:p/>
        </draw:line>
        <draw:line draw:style-name="gr1" draw:text-style-name="P2" draw:layer="layout" svg:x1="9.4cm" svg:y1="2.8cm" svg:x2="9.4cm" svg:y2="6.6cm">
          <text:p/>
        </draw:line>
        <draw:polygon draw:style-name="gr5" draw:text-style-name="P1" draw:layer="layout" svg:width="0.999cm" svg:height="0.399cm" svg:x="8.6cm" svg:y="6.6cm" svg:viewBox="0 0 1000 400" draw:points="200,0 800,0 1000,200 800,400 200,400 0,200">
          <text:p/>
        </draw:polygon>
        <draw:line draw:style-name="gr1" draw:text-style-name="P2" draw:layer="layout" svg:x1="9.8cm" svg:y1="2.8cm" svg:x2="9.8cm" svg:y2="6.6cm">
          <text:p/>
        </draw:line>
        <draw:line draw:style-name="gr1" draw:text-style-name="P2" draw:layer="layout" svg:x1="10.2cm" svg:y1="2.8cm" svg:x2="10.2cm" svg:y2="6.6cm">
          <text:p/>
        </draw:line>
        <draw:frame draw:style-name="gr2" draw:text-style-name="P3" draw:layer="layout" svg:width="2.381cm" svg:height="0.331cm" svg:x="9.551cm" svg:y="3.022cm">
          <draw:text-box>
            <text:p text:style-name="P3">abort read block</text:p>
          </draw:text-box>
        </draw:frame>
        <draw:line draw:style-name="gr1" draw:text-style-name="P2" draw:layer="layout" svg:x1="10.6cm" svg:y1="2.8cm" svg:x2="10.6cm" svg:y2="6.6cm">
          <text:p/>
        </draw:line>
        <draw:line draw:style-name="gr1" draw:text-style-name="P2" draw:layer="layout" svg:x1="11cm" svg:y1="2.8cm" svg:x2="11cm" svg:y2="6.6cm">
          <text:p/>
        </draw:line>
        <draw:line draw:style-name="gr1" draw:text-style-name="P2" draw:layer="layout" svg:x1="11.4cm" svg:y1="2.8cm" svg:x2="11.4cm" svg:y2="6.6cm">
          <text:p/>
        </draw:line>
        <draw:frame draw:style-name="gr2" draw:text-style-name="P1" draw:layer="layout" svg:width="1.636cm" svg:height="0.991cm" svg:x="10.564cm" svg:y="7.601cm">
          <draw:text-box>
            <text:p text:style-name="P1">Ready</text:p>
            <text:p text:style-name="P1">to get </text:p>
            <text:p text:style-name="P1">other block</text:p>
          </draw:text-box>
        </draw:frame>
        <draw:line draw:style-name="gr6" draw:text-style-name="P1" draw:layer="layout" svg:x1="11.4cm" svg:y1="6.988cm" svg:x2="11.4cm" svg:y2="6.588cm">
          <text:p/>
        </draw:line>
        <draw:line draw:style-name="gr1" draw:text-style-name="P1" draw:layer="layout" svg:x1="2.6cm" svg:y1="2.8cm" svg:x2="2.6cm" svg:y2="6.6cm">
          <text:p/>
        </draw:line>
        <draw:line draw:style-name="gr7" draw:text-style-name="P1" draw:layer="layout" svg:x1="2.3cm" svg:y1="9.8cm" svg:x2="2.3cm" svg:y2="10.2cm">
          <text:p/>
        </draw:line>
        <draw:frame draw:style-name="gr2" draw:layer="layout" svg:width="1.475cm" svg:height="0.661cm" svg:x="6cm" svg:y="13.139cm">
          <draw:text-box>
            <text:p>r_block=1</text:p>
            <text:p text:style-name="P3">r_byte=1</text:p>
          </draw:text-box>
        </draw:frame>
        <draw:line draw:style-name="gr7" draw:text-style-name="P1" draw:layer="layout" svg:x1="2.3cm" svg:y1="13.4cm" svg:x2="2.3cm" svg:y2="13.8cm">
          <text:p/>
        </draw:line>
        <draw:frame draw:style-name="gr2" draw:layer="layout" svg:width="1.475cm" svg:height="0.331cm" svg:x="4.325cm" svg:y="12.2cm">
          <draw:text-box>
            <text:p>r_block=1</text:p>
          </draw:text-box>
        </draw:frame>
        <draw:custom-shape draw:style-name="gr8" draw:text-style-name="P1" draw:layer="layout" svg:width="1cm" svg:height="0.8cm" svg:x="1.8cm" svg:y="9cm">
          <text:p text:style-name="P1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0.8cm" svg:x="1.8cm" svg:y="10.2cm">
          <text:p text:style-name="P1">CMD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0.8cm" svg:x="1.8cm" svg:y="11.4cm">
          <text:p text:style-name="P1">CMD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cm" svg:height="0.8cm" svg:x="1.7cm" svg:y="12.6cm">
          <text:p text:style-name="P1">CMD5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cm" svg:height="0.8cm" svg:x="4.65cm" svg:y="13.2cm">
          <text:p text:style-name="P1">CMD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4cm" svg:height="0.8cm" svg:x="1.6cm" svg:y="13.8cm">
          <text:p text:style-name="P1">ACMD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.3cm" svg:y1="11cm" svg:x2="2.3cm" svg:y2="11.4cm">
          <text:p/>
        </draw:line>
        <draw:line draw:style-name="gr7" draw:text-style-name="P1" draw:layer="layout" svg:x1="2.3cm" svg:y1="12.2cm" svg:x2="2.3cm" svg:y2="12.6cm">
          <text:p/>
        </draw:line>
        <draw:line draw:style-name="gr7" draw:text-style-name="P1" draw:layer="layout" svg:x1="2.8cm" svg:y1="13.8cm" svg:x2="3.8cm" svg:y2="12.2cm">
          <text:p/>
        </draw:line>
        <draw:custom-shape draw:style-name="gr8" draw:text-style-name="P1" draw:layer="layout" svg:width="1.2cm" svg:height="0.8cm" svg:x="4.65cm" svg:y="9.4cm">
          <text:p text:style-name="P1">Abort</text:p>
          <text:p text:style-name="P1">blo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cm" svg:height="0.8cm" svg:x="5.85cm" svg:y="11.4cm">
          <text:p text:style-name="P1">Next</text:p>
          <text:p text:style-name="P1">by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475cm" svg:height="0.331cm" svg:x="6.125cm" svg:y="10.469cm">
          <draw:text-box>
            <text:p>r_block=0</text:p>
          </draw:text-box>
        </draw:frame>
        <draw:line draw:style-name="gr7" draw:text-style-name="P1" draw:layer="layout" svg:x1="6.45cm" svg:y1="11.4cm" svg:x2="5.65cm" svg:y2="10.2cm">
          <text:p/>
        </draw:line>
        <draw:path draw:style-name="gr9" draw:text-style-name="P1" draw:layer="layout" svg:width="0.756cm" svg:height="0.733cm" svg:x="7cm" svg:y="11.391cm" svg:viewBox="0 0 757 734" svg:d="m0 209c800-800 1199 1000 0 400">
          <text:p/>
        </draw:path>
        <draw:line draw:style-name="gr7" draw:text-style-name="P1" draw:layer="layout" svg:x1="5.8cm" svg:y1="13.4cm" svg:x2="6.45cm" svg:y2="12.2cm">
          <text:p/>
        </draw:line>
        <draw:frame draw:style-name="gr2" draw:layer="layout" svg:width="1.475cm" svg:height="0.661cm" svg:x="7.925cm" svg:y="11.4cm">
          <draw:text-box>
            <text:p>r_block=1</text:p>
            <text:p text:style-name="P3">r_byte=1</text:p>
          </draw:text-box>
        </draw:frame>
        <draw:custom-shape draw:style-name="gr10" draw:text-style-name="P1" draw:layer="layout" svg:width="2.2cm" svg:height="2cm" svg:x="16.096cm" svg:y="9.458cm">
          <text:p text:style-name="P1">Minim.</text:p>
          <text:p text:style-name="P1">SDHC</text:p>
          <text:p text:style-name="P1">Host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8.296cm" svg:y1="9.623cm" svg:x2="19.096cm" svg:y2="9.623cm">
          <text:p/>
        </draw:line>
        <draw:line draw:style-name="gr7" draw:text-style-name="P1" draw:layer="layout" svg:x1="18.296cm" svg:y1="9.892cm" svg:x2="19.096cm" svg:y2="9.892cm">
          <text:p/>
        </draw:line>
        <draw:line draw:style-name="gr11" draw:text-style-name="P1" draw:layer="layout" svg:x1="15.296cm" svg:y1="11.127cm" svg:x2="16.096cm" svg:y2="11.127cm">
          <text:p/>
        </draw:line>
        <draw:line draw:style-name="gr12" draw:text-style-name="P1" draw:layer="layout" svg:x1="15.479cm" svg:y1="11.227cm" svg:x2="15.679cm" svg:y2="11.027cm">
          <text:p/>
        </draw:line>
        <draw:frame draw:style-name="gr2" draw:layer="layout" svg:width="0.366cm" svg:height="0.331cm" svg:x="15.396cm" svg:y="11.227cm">
          <draw:text-box>
            <text:p>32</text:p>
          </draw:text-box>
        </draw:frame>
        <draw:frame draw:style-name="gr2" draw:layer="layout" svg:width="0.671cm" svg:height="0.331cm" svg:x="14.544cm" svg:y="10.927cm">
          <draw:text-box>
            <text:p>addr</text:p>
          </draw:text-box>
        </draw:frame>
        <draw:line draw:style-name="gr11" draw:text-style-name="P1" draw:layer="layout" svg:x1="15.296cm" svg:y1="9.658cm" svg:x2="16.096cm" svg:y2="9.658cm">
          <text:p/>
        </draw:line>
        <draw:frame draw:style-name="gr2" draw:layer="layout" svg:width="0.734cm" svg:height="0.331cm" svg:x="14.562cm" svg:y="9.458cm">
          <draw:text-box>
            <text:p>reset</text:p>
          </draw:text-box>
        </draw:frame>
        <draw:frame draw:style-name="gr13" draw:layer="layout" svg:width="1.096cm" svg:height="0.4cm" svg:x="14.2cm" svg:y="9.758cm">
          <draw:text-box>
            <text:p>clk50m</text:p>
          </draw:text-box>
        </draw:frame>
        <draw:line draw:style-name="gr11" draw:text-style-name="P1" draw:layer="layout" svg:x1="15.296cm" svg:y1="9.958cm" svg:x2="16.096cm" svg:y2="9.958cm">
          <text:p/>
        </draw:line>
        <draw:frame draw:style-name="gr2" draw:layer="layout" svg:width="0.442cm" svg:height="0.331cm" svg:x="19.308cm" svg:y="9.458cm">
          <draw:text-box>
            <text:p>err</text:p>
          </draw:text-box>
        </draw:frame>
        <draw:frame draw:style-name="gr2" draw:layer="layout" svg:width="0.671cm" svg:height="0.331cm" svg:x="19.182cm" svg:y="9.727cm">
          <draw:text-box>
            <text:p>busy</text:p>
          </draw:text-box>
        </draw:frame>
        <draw:line draw:style-name="gr11" draw:text-style-name="P1" draw:layer="layout" svg:x1="18.296cm" svg:y1="10.592cm" svg:x2="19.096cm" svg:y2="10.592cm">
          <text:p/>
        </draw:line>
        <draw:line draw:style-name="gr12" draw:text-style-name="P1" draw:layer="layout" svg:x1="18.479cm" svg:y1="10.692cm" svg:x2="18.679cm" svg:y2="10.492cm">
          <text:p/>
        </draw:line>
        <draw:frame draw:style-name="gr2" draw:layer="layout" svg:width="0.184cm" svg:height="0.331cm" svg:x="18.487cm" svg:y="10.727cm">
          <draw:text-box>
            <text:p>8</text:p>
          </draw:text-box>
        </draw:frame>
        <draw:frame draw:style-name="gr2" draw:layer="layout" svg:width="0.65cm" svg:height="0.331cm" svg:x="19.154cm" svg:y="10.427cm">
          <draw:text-box>
            <text:p>dout</text:p>
          </draw:text-box>
        </draw:frame>
        <draw:frame draw:style-name="gr13" draw:layer="layout" svg:width="1.096cm" svg:height="0.4cm" svg:x="14.2cm" svg:y="10.658cm">
          <draw:text-box>
            <text:p>r_block</text:p>
          </draw:text-box>
        </draw:frame>
        <draw:line draw:style-name="gr11" draw:text-style-name="P1" draw:layer="layout" svg:x1="15.296cm" svg:y1="10.858cm" svg:x2="16.096cm" svg:y2="10.858cm">
          <text:p/>
        </draw:line>
        <draw:frame draw:style-name="gr13" draw:layer="layout" svg:width="1.096cm" svg:height="0.4cm" svg:x="14.2cm" svg:y="10.358cm">
          <draw:text-box>
            <text:p>r_byte</text:p>
          </draw:text-box>
        </draw:frame>
        <draw:line draw:style-name="gr11" draw:text-style-name="P1" draw:layer="layout" svg:x1="15.296cm" svg:y1="10.558cm" svg:x2="16.096cm" svg:y2="10.558cm">
          <text:p/>
        </draw:line>
        <draw:line draw:style-name="gr11" draw:text-style-name="P1" draw:layer="layout" svg:x1="16.627cm" svg:y1="11.458cm" svg:x2="16.627cm" svg:y2="12.658cm">
          <text:p/>
        </draw:line>
        <draw:frame draw:style-name="gr2" draw:layer="layout" svg:width="0.675cm" svg:height="0.331cm" draw:transform="rotate (1.5707963267949) translate (17.496cm 12.333cm)">
          <draw:text-box>
            <text:p>miso</text:p>
          </draw:text-box>
        </draw:frame>
        <draw:line draw:style-name="gr11" draw:text-style-name="P1" draw:layer="layout" svg:x1="17.827cm" svg:y1="12.658cm" svg:x2="17.827cm" svg:y2="11.458cm">
          <text:p/>
        </draw:line>
        <draw:line draw:style-name="gr11" draw:text-style-name="P1" draw:layer="layout" svg:x1="17.427cm" svg:y1="11.458cm" svg:x2="17.427cm" svg:y2="12.658cm">
          <text:p/>
        </draw:line>
        <draw:line draw:style-name="gr11" draw:text-style-name="P1" draw:layer="layout" svg:x1="17.027cm" svg:y1="11.458cm" svg:x2="17.027cm" svg:y2="12.658cm">
          <text:p/>
        </draw:line>
        <draw:frame draw:style-name="gr2" draw:layer="layout" svg:width="0.569cm" svg:height="0.331cm" draw:transform="rotate (1.5707963267949) translate (16.696cm 12.227cm)">
          <draw:text-box>
            <text:p>sclk</text:p>
          </draw:text-box>
        </draw:frame>
        <draw:frame draw:style-name="gr2" draw:layer="layout" svg:width="0.675cm" svg:height="0.331cm" draw:transform="rotate (1.5707963267949) translate (17.096cm 12.333cm)">
          <draw:text-box>
            <text:p>mosi</text:p>
          </draw:text-box>
        </draw:frame>
        <draw:frame draw:style-name="gr2" draw:layer="layout" svg:width="0.29cm" svg:height="0.331cm" draw:transform="rotate (1.5707963267949) translate (16.296cm 11.948cm)">
          <draw:text-box>
            <text:p>ss</text:p>
          </draw:text-box>
        </draw:frame>
        <draw:g>
          <draw:polygon draw:style-name="gr3" draw:text-style-name="P1" draw:layer="layout" svg:width="1.571cm" svg:height="2.097cm" svg:x="16.358cm" svg:y="12.702cm" svg:viewBox="0 0 1572 2098" draw:points="1572,2098 0,2098 0,794 70,794 70,660 0,660 0,242 250,0 1572,0 1572,513 1522,513 1522,794 1572,794">
            <text:p/>
          </draw:polygon>
          <draw:custom-shape draw:style-name="gr14" draw:text-style-name="P1" draw:layer="layout" svg:width="0.132cm" svg:height="0.35cm" draw:transform="rotate (-3.14159265358979) translate (16.775cm 13.12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32cm" svg:height="0.35cm" draw:transform="rotate (-3.14159265358979) translate (16.936cm 13.12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32cm" svg:height="0.35cm" draw:transform="rotate (-3.14159265358979) translate (17.098cm 13.12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32cm" svg:height="0.35cm" draw:transform="rotate (-3.14159265358979) translate (17.259cm 13.12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33cm" svg:height="0.35cm" draw:transform="rotate (-3.14159265358979) translate (17.422cm 13.12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32cm" svg:height="0.35cm" draw:transform="rotate (-3.14159265358979) translate (17.745cm 13.12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051cm" svg:height="0.35cm" draw:transform="rotate (-3.14159265358979) translate (17.827cm 13.124cm)">
            <text:p/>
            <draw:enhanced-geometry svg:viewBox="0 0 21600 21600" draw:type="rectangle" draw:enhanced-path="M 0 0 L 21600 0 21600 21600 0 21600 0 0 Z N"/>
          </draw:custom-shape>
          <draw:polygon draw:style-name="gr3" draw:text-style-name="P1" draw:layer="layout" svg:width="0.112cm" svg:height="0.339cm" svg:x="16.476cm" svg:y="12.91cm" svg:viewBox="0 0 113 340" draw:points="113,340 0,340 0,62 47,0 113,0">
            <text:p/>
          </draw:polygon>
          <draw:custom-shape draw:style-name="gr14" draw:text-style-name="P1" draw:layer="layout" svg:width="0.132cm" svg:height="0.35cm" draw:transform="rotate (-3.14159265358979) translate (17.583cm 13.124cm)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1" draw:layer="layout" svg:width="1cm" svg:height="0.8cm" svg:x="3.6cm" svg:y="11.4cm">
          <text:p text:style-name="P1">ID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4.2cm" svg:y1="12.2cm" svg:x2="4.6cm" svg:y2="13.4cm">
          <text:p/>
        </draw:line>
        <draw:line draw:style-name="gr7" draw:text-style-name="P1" draw:layer="layout" svg:x1="4.773cm" svg:y1="10.065cm" svg:x2="4.2cm" svg:y2="11.4cm">
          <text:p/>
        </draw:line>
        <draw:line draw:style-name="gr1" draw:text-style-name="P1" draw:layer="layout" svg:x1="3.4cm" svg:y1="17cm" svg:x2="3.4cm" svg:y2="20.8cm">
          <text:p/>
        </draw:line>
        <draw:line draw:style-name="gr1" draw:text-style-name="P1" draw:layer="layout" svg:x1="3.8cm" svg:y1="17cm" svg:x2="3.8cm" svg:y2="20.8cm">
          <text:p/>
        </draw:line>
        <draw:line draw:style-name="gr1" draw:text-style-name="P2" draw:layer="layout" svg:x1="4.2cm" svg:y1="17cm" svg:x2="4.2cm" svg:y2="20.8cm">
          <text:p/>
        </draw:line>
        <draw:frame draw:style-name="gr2" draw:layer="layout" svg:width="2.466cm" svg:height="0.661cm" svg:x="6.231cm" svg:y="15.989cm">
          <draw:text-box>
            <text:p text:style-name="P1">SDCMD</text:p>
            <text:p>CLK rising edges</text:p>
          </draw:text-box>
        </draw:frame>
        <draw:frame draw:style-name="gr2" draw:text-style-name="P3" draw:layer="layout" svg:width="1.001cm" svg:height="0.331cm" svg:x="1.599cm" svg:y="17.067cm">
          <draw:text-box>
            <text:p text:style-name="P3">w_cmd</text:p>
          </draw:text-box>
        </draw:frame>
        <draw:frame draw:style-name="gr2" draw:text-style-name="P3" draw:layer="layout" svg:width="0.874cm" svg:height="0.331cm" svg:x="1.544cm" svg:y="17.708cm">
          <draw:text-box>
            <text:p text:style-name="P3">w_arg</text:p>
          </draw:text-box>
        </draw:frame>
        <draw:frame draw:style-name="gr2" draw:text-style-name="P3" draw:layer="layout" svg:width="0.671cm" svg:height="0.331cm" svg:x="1.929cm" svg:y="19.403cm">
          <draw:text-box>
            <text:p text:style-name="P3">busy</text:p>
          </draw:text-box>
        </draw:frame>
        <draw:frame draw:style-name="gr2" draw:text-style-name="P3" draw:layer="layout" svg:width="1.407cm" svg:height="0.331cm" svg:x="1.2cm" svg:y="18.603cm">
          <draw:text-box>
            <text:p text:style-name="P3">argument</text:p>
          </draw:text-box>
        </draw:frame>
        <draw:polyline draw:style-name="gr3" draw:text-style-name="P1" draw:layer="layout" svg:width="9.199cm" svg:height="0.399cm" svg:x="2.8cm" svg:y="17.2cm" svg:viewBox="0 0 9200 400" draw:points="0,400 1000,400 1000,0 7000,0 7000,400 9200,400">
          <text:p/>
        </draw:polyline>
        <draw:polyline draw:style-name="gr3" draw:text-style-name="P1" draw:layer="layout" svg:width="9.199cm" svg:height="0.399cm" svg:x="2.8cm" svg:y="17.8cm" svg:viewBox="0 0 9200 400" draw:points="0,400 1000,400 1000,0 3000,0 7000,0 7000,400 9200,400">
          <text:p/>
        </draw:polyline>
        <draw:line draw:style-name="gr1" draw:text-style-name="P1" draw:layer="layout" svg:x1="4.6cm" svg:y1="17cm" svg:x2="4.6cm" svg:y2="20.8cm">
          <text:p/>
        </draw:line>
        <draw:line draw:style-name="gr1" draw:text-style-name="P2" draw:layer="layout" svg:x1="5.4cm" svg:y1="17cm" svg:x2="5.4cm" svg:y2="20.8cm">
          <text:p/>
        </draw:line>
        <draw:line draw:style-name="gr1" draw:text-style-name="P1" draw:layer="layout" svg:x1="5.8cm" svg:y1="17cm" svg:x2="5.8cm" svg:y2="20.8cm">
          <text:p/>
        </draw:line>
        <draw:line draw:style-name="gr1" draw:text-style-name="P1" draw:layer="layout" svg:x1="6.2cm" svg:y1="17cm" svg:x2="6.2cm" svg:y2="20.8cm">
          <text:p/>
        </draw:line>
        <draw:line draw:style-name="gr1" draw:text-style-name="P2" draw:layer="layout" svg:x1="6.6cm" svg:y1="17cm" svg:x2="6.6cm" svg:y2="20.8cm">
          <text:p/>
        </draw:line>
        <draw:line draw:style-name="gr1" draw:text-style-name="P1" draw:layer="layout" svg:x1="7cm" svg:y1="17cm" svg:x2="7cm" svg:y2="20.8cm">
          <text:p/>
        </draw:line>
        <draw:line draw:style-name="gr1" draw:text-style-name="P1" draw:layer="layout" svg:x1="7.4cm" svg:y1="17cm" svg:x2="7.4cm" svg:y2="20.8cm">
          <text:p/>
        </draw:line>
        <draw:line draw:style-name="gr1" draw:text-style-name="P2" draw:layer="layout" svg:x1="7.8cm" svg:y1="17cm" svg:x2="7.8cm" svg:y2="20.8cm">
          <text:p/>
        </draw:line>
        <draw:frame draw:style-name="gr2" draw:text-style-name="P3" draw:layer="layout" svg:width="0.65cm" svg:height="0.331cm" svg:x="1.867cm" svg:y="21.603cm">
          <draw:text-box>
            <text:p text:style-name="P3">dout</text:p>
          </draw:text-box>
        </draw:frame>
        <draw:polyline draw:style-name="gr3" draw:text-style-name="P1" draw:layer="layout" svg:width="9.199cm" svg:height="0.4cm" svg:x="2.8cm" svg:y="19.2cm" svg:viewBox="0 0 9200 401" draw:points="0,400 1400,400 1402,0 2600,0 2600,400 3000,401 3000,1 3400,0 4200,1 4200,401 4600,400 5000,401 5000,1 6200,1 6200,400 7400,401 7400,1 9000,0 9000,400 9200,400">
          <text:p/>
        </draw:polyline>
        <draw:polygon draw:style-name="gr15" draw:text-style-name="P1" draw:layer="layout" svg:width="0.999cm" svg:height="0.399cm" svg:x="2.8cm" svg:y="18.6cm" svg:viewBox="0 0 1000 400" draw:points="0,0 800,0 1000,200 800,400 0,400 0,200">
          <text:p/>
        </draw:polygon>
        <draw:polygon draw:style-name="gr15" draw:text-style-name="P1" draw:layer="layout" svg:width="2.199cm" svg:height="0.399cm" svg:x="9.8cm" svg:y="18.6cm" svg:viewBox="0 0 2200 400" draw:points="200,0 2200,0 2200,200 2200,400 200,400 0,200">
          <text:p/>
        </draw:polygon>
        <draw:polygon draw:style-name="gr5" draw:text-style-name="P1" draw:layer="layout" svg:width="5.999cm" svg:height="0.399cm" svg:x="3.8cm" svg:y="18.6cm" svg:viewBox="0 0 6000 400" draw:points="200,0 5800,0 6000,200 5800,400 200,400 0,200">
          <text:p/>
        </draw:polygon>
        <draw:frame draw:style-name="gr2" draw:text-style-name="P3" draw:layer="layout" svg:width="1.894cm" svg:height="0.331cm" svg:x="5.906cm" svg:y="18.635cm">
          <draw:text-box>
            <text:p text:style-name="P3">0x0000AABB</text:p>
          </draw:text-box>
        </draw:frame>
        <draw:frame draw:style-name="gr2" draw:text-style-name="P3" draw:layer="layout" svg:width="2.042cm" svg:height="0.331cm" svg:x="6.156cm" svg:y="17.222cm">
          <draw:text-box>
            <text:p text:style-name="P3">Keep asserted</text:p>
          </draw:text-box>
        </draw:frame>
        <draw:polygon draw:style-name="gr15" draw:text-style-name="P1" draw:layer="layout" svg:width="4.199cm" svg:height="0.399cm" svg:x="2.8cm" svg:y="21.707cm" svg:viewBox="0 0 4200 400" draw:points="0,0 4000,0 4200,200 4000,400 0,400 0,200">
          <text:p/>
        </draw:polygon>
        <draw:polygon draw:style-name="gr5" draw:text-style-name="P1" draw:layer="layout" svg:width="0.999cm" svg:height="0.399cm" svg:x="5.8cm" svg:y="20.4cm" svg:viewBox="0 0 1000 400" draw:points="200,0 800,0 1000,200 800,400 200,400 0,200">
          <text:p/>
        </draw:polygon>
        <draw:frame draw:style-name="gr16" draw:text-style-name="P3" draw:layer="layout" svg:width="0.502cm" svg:height="0.4cm" svg:x="7.249cm" svg:y="21.707cm">
          <draw:text-box>
            <text:p text:style-name="P3">dat</text:p>
          </draw:text-box>
        </draw:frame>
        <draw:line draw:style-name="gr1" draw:text-style-name="P2" draw:layer="layout" svg:x1="8.2cm" svg:y1="17cm" svg:x2="8.2cm" svg:y2="20.8cm">
          <text:p/>
        </draw:line>
        <draw:line draw:style-name="gr1" draw:text-style-name="P2" draw:layer="layout" svg:x1="8.6cm" svg:y1="17cm" svg:x2="8.6cm" svg:y2="20.8cm">
          <text:p/>
        </draw:line>
        <draw:line draw:style-name="gr1" draw:text-style-name="P2" draw:layer="layout" svg:x1="9cm" svg:y1="17cm" svg:x2="9cm" svg:y2="20.8cm">
          <text:p/>
        </draw:line>
        <draw:line draw:style-name="gr1" draw:text-style-name="P2" draw:layer="layout" svg:x1="9.4cm" svg:y1="17cm" svg:x2="9.4cm" svg:y2="20.8cm">
          <text:p/>
        </draw:line>
        <draw:polygon draw:style-name="gr5" draw:text-style-name="P1" draw:layer="layout" svg:width="0.999cm" svg:height="0.399cm" svg:x="9cm" svg:y="21.707cm" svg:viewBox="0 0 1000 400" draw:points="200,0 800,0 1000,200 800,400 200,400 0,200">
          <text:p/>
        </draw:polygon>
        <draw:polygon draw:style-name="gr15" draw:text-style-name="P1" draw:layer="layout" svg:width="0.999cm" svg:height="0.399cm" svg:x="8cm" svg:y="21.707cm" svg:viewBox="0 0 1000 400" draw:points="200,0 800,0 1000,200 800,400 200,400 0,200">
          <text:p/>
        </draw:polygon>
        <draw:frame draw:style-name="gr16" draw:text-style-name="P3" draw:layer="layout" svg:width="0.502cm" svg:height="0.4cm" svg:x="9.249cm" svg:y="21.707cm">
          <draw:text-box>
            <text:p text:style-name="P3">dat</text:p>
          </draw:text-box>
        </draw:frame>
        <draw:line draw:style-name="gr1" draw:text-style-name="P2" draw:layer="layout" svg:x1="9.8cm" svg:y1="17cm" svg:x2="9.8cm" svg:y2="20.8cm">
          <text:p/>
        </draw:line>
        <draw:line draw:style-name="gr1" draw:text-style-name="P2" draw:layer="layout" svg:x1="10.2cm" svg:y1="17cm" svg:x2="10.2cm" svg:y2="20.8cm">
          <text:p/>
        </draw:line>
        <draw:line draw:style-name="gr1" draw:text-style-name="P2" draw:layer="layout" svg:x1="10.6cm" svg:y1="17cm" svg:x2="10.6cm" svg:y2="20.8cm">
          <text:p/>
        </draw:line>
        <draw:polygon draw:style-name="gr15" draw:text-style-name="P1" draw:layer="layout" svg:width="1.999cm" svg:height="0.399cm" svg:x="10cm" svg:y="21.707cm" svg:viewBox="0 0 2000 400" draw:points="200,0 2000,0 2000,200 2000,400 200,400 0,200">
          <text:p/>
        </draw:polygon>
        <draw:frame draw:style-name="gr2" draw:text-style-name="P3" draw:layer="layout" svg:width="1.551cm" svg:height="0.331cm" svg:x="10.165cm" svg:y="17.222cm">
          <draw:text-box>
            <text:p text:style-name="P3">Abort read</text:p>
          </draw:text-box>
        </draw:frame>
        <draw:line draw:style-name="gr1" draw:text-style-name="P2" draw:layer="layout" svg:x1="11cm" svg:y1="17cm" svg:x2="11cm" svg:y2="20.8cm">
          <text:p/>
        </draw:line>
        <draw:line draw:style-name="gr1" draw:text-style-name="P2" draw:layer="layout" svg:x1="11.4cm" svg:y1="17cm" svg:x2="11.4cm" svg:y2="20.8cm">
          <text:p/>
        </draw:line>
        <draw:line draw:style-name="gr1" draw:text-style-name="P2" draw:layer="layout" svg:x1="11.8cm" svg:y1="17cm" svg:x2="11.8cm" svg:y2="20.8cm">
          <text:p/>
        </draw:line>
        <draw:frame draw:style-name="gr2" draw:text-style-name="P1" draw:layer="layout" svg:width="1.636cm" svg:height="0.991cm" svg:x="10.964cm" svg:y="22.201cm">
          <draw:text-box>
            <text:p text:style-name="P1">Ready</text:p>
            <text:p text:style-name="P1">to get </text:p>
            <text:p text:style-name="P1">other block</text:p>
          </draw:text-box>
        </draw:frame>
        <draw:line draw:style-name="gr6" draw:text-style-name="P1" draw:layer="layout" svg:x1="11.817cm" svg:y1="22.062cm" svg:x2="11.817cm" svg:y2="21.662cm">
          <text:p/>
        </draw:line>
        <draw:line draw:style-name="gr1" draw:text-style-name="P1" draw:layer="layout" svg:x1="3cm" svg:y1="17cm" svg:x2="3cm" svg:y2="20.8cm">
          <text:p/>
        </draw:line>
        <draw:frame draw:style-name="gr2" draw:text-style-name="P3" draw:layer="layout" svg:width="1.014cm" svg:height="0.331cm" svg:x="1.586cm" svg:y="20.067cm">
          <draw:text-box>
            <text:p text:style-name="P3">w_byte</text:p>
          </draw:text-box>
        </draw:frame>
        <draw:frame draw:style-name="gr2" draw:text-style-name="P3" draw:layer="layout" svg:width="1.052cm" svg:height="0.331cm" svg:x="1.548cm" svg:y="20.603cm">
          <draw:text-box>
            <text:p text:style-name="P3">data_in</text:p>
          </draw:text-box>
        </draw:frame>
        <draw:polygon draw:style-name="gr15" draw:text-style-name="P1" draw:layer="layout" svg:width="2.999cm" svg:height="0.399cm" svg:x="2.8cm" svg:y="20.4cm" svg:viewBox="0 0 3000 400" draw:points="0,0 2800,0 3000,200 2800,400 0,400 0,200">
          <text:p/>
        </draw:polygon>
        <draw:polyline draw:style-name="gr3" draw:text-style-name="P1" draw:layer="layout" svg:width="9.199cm" svg:height="0.4cm" svg:x="2.8cm" svg:y="19.8cm" svg:viewBox="0 0 9200 401" draw:points="0,400 2600,400 3000,400 3000,0 3400,0 3400,400 4200,400 4600,400 5000,401 5000,1 6200,0 6200,400 7400,401 7400,0 9000,0 9000,400 9200,400">
          <text:p/>
        </draw:polyline>
        <draw:frame draw:style-name="gr17" draw:text-style-name="P3" draw:layer="layout" svg:width="0.8cm" svg:height="0.337cm" svg:x="5.9cm" svg:y="20.432cm">
          <draw:text-box>
            <text:p text:style-name="P3">0x00</text:p>
          </draw:text-box>
        </draw:frame>
        <draw:g>
          <draw:custom-shape draw:style-name="gr18" draw:text-style-name="P1" draw:layer="layout" svg:width="0.2cm" svg:height="0.2cm" svg:x="4.899cm" svg:y="19.12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4.948cm" svg:y="19.12cm" svg:viewBox="0 0 48 100" svg:d="m0 0c109 50 0 100 0 100">
            <text:p/>
          </draw:path>
          <draw:path draw:style-name="gr19" draw:text-style-name="P1" draw:layer="layout" svg:width="0.047cm" svg:height="0.099cm" svg:x="4.899cm" svg:y="19.22cm" svg:viewBox="0 0 48 100" svg:d="m48 0c-109 50 0 100 0 100">
            <text:p/>
          </draw:path>
          <draw:path draw:style-name="gr19" draw:text-style-name="P1" draw:layer="layout" svg:width="0.047cm" svg:height="0.099cm" svg:x="5.05cm" svg:y="19.12cm" svg:viewBox="0 0 48 100" svg:d="m0 0c109 50 0 100 0 100">
            <text:p/>
          </draw:path>
          <draw:path draw:style-name="gr19" draw:text-style-name="P1" draw:layer="layout" svg:width="0.047cm" svg:height="0.099cm" svg:x="5.002cm" svg:y="19.22cm" svg:viewBox="0 0 48 100" svg:d="m48 0c-109 50 0 100 0 100">
            <text:p/>
          </draw:path>
        </draw:g>
        <draw:g>
          <draw:custom-shape draw:style-name="gr18" draw:text-style-name="P1" draw:layer="layout" svg:width="0.2cm" svg:height="0.2cm" svg:x="4.903cm" svg:y="17.7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4.952cm" svg:y="17.7cm" svg:viewBox="0 0 48 100" svg:d="m0 0c109 50 0 100 0 100">
            <text:p/>
          </draw:path>
          <draw:path draw:style-name="gr19" draw:text-style-name="P1" draw:layer="layout" svg:width="0.047cm" svg:height="0.099cm" svg:x="4.903cm" svg:y="17.8cm" svg:viewBox="0 0 48 100" svg:d="m48 0c-109 50 0 100 0 100">
            <text:p/>
          </draw:path>
          <draw:path draw:style-name="gr19" draw:text-style-name="P1" draw:layer="layout" svg:width="0.047cm" svg:height="0.099cm" svg:x="5.054cm" svg:y="17.7cm" svg:viewBox="0 0 48 100" svg:d="m0 0c109 50 0 100 0 100">
            <text:p/>
          </draw:path>
          <draw:path draw:style-name="gr19" draw:text-style-name="P1" draw:layer="layout" svg:width="0.047cm" svg:height="0.099cm" svg:x="5.006cm" svg:y="17.8cm" svg:viewBox="0 0 48 100" svg:d="m48 0c-109 50 0 100 0 100">
            <text:p/>
          </draw:path>
        </draw:g>
        <draw:g>
          <draw:custom-shape draw:style-name="gr18" draw:text-style-name="P1" draw:layer="layout" svg:width="0.2cm" svg:height="0.2cm" svg:x="4.9cm" svg:y="17.092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4.949cm" svg:y="17.092cm" svg:viewBox="0 0 48 100" svg:d="m0 0c109 50 0 100 0 100">
            <text:p/>
          </draw:path>
          <draw:path draw:style-name="gr19" draw:text-style-name="P1" draw:layer="layout" svg:width="0.047cm" svg:height="0.099cm" svg:x="4.9cm" svg:y="17.192cm" svg:viewBox="0 0 48 100" svg:d="m48 0c-109 50 0 100 0 100">
            <text:p/>
          </draw:path>
          <draw:path draw:style-name="gr19" draw:text-style-name="P1" draw:layer="layout" svg:width="0.047cm" svg:height="0.099cm" svg:x="5.051cm" svg:y="17.092cm" svg:viewBox="0 0 48 100" svg:d="m0 0c109 50 0 100 0 100">
            <text:p/>
          </draw:path>
          <draw:path draw:style-name="gr19" draw:text-style-name="P1" draw:layer="layout" svg:width="0.047cm" svg:height="0.099cm" svg:x="5.003cm" svg:y="17.192cm" svg:viewBox="0 0 48 100" svg:d="m48 0c-109 50 0 100 0 100">
            <text:p/>
          </draw:path>
        </draw:g>
        <draw:g>
          <draw:custom-shape draw:style-name="gr18" draw:text-style-name="P1" draw:layer="layout" svg:width="0.2cm" svg:height="0.2cm" svg:x="4.893cm" svg:y="18.884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4.942cm" svg:y="18.884cm" svg:viewBox="0 0 48 100" svg:d="m0 0c109 50 0 100 0 100">
            <text:p/>
          </draw:path>
          <draw:path draw:style-name="gr19" draw:text-style-name="P1" draw:layer="layout" svg:width="0.047cm" svg:height="0.099cm" svg:x="4.893cm" svg:y="18.984cm" svg:viewBox="0 0 48 100" svg:d="m48 0c-109 50 0 100 0 100">
            <text:p/>
          </draw:path>
          <draw:path draw:style-name="gr19" draw:text-style-name="P1" draw:layer="layout" svg:width="0.047cm" svg:height="0.099cm" svg:x="5.044cm" svg:y="18.884cm" svg:viewBox="0 0 48 100" svg:d="m0 0c109 50 0 100 0 100">
            <text:p/>
          </draw:path>
          <draw:path draw:style-name="gr19" draw:text-style-name="P1" draw:layer="layout" svg:width="0.047cm" svg:height="0.099cm" svg:x="4.996cm" svg:y="18.984cm" svg:viewBox="0 0 48 100" svg:d="m48 0c-109 50 0 100 0 100">
            <text:p/>
          </draw:path>
        </draw:g>
        <draw:g>
          <draw:custom-shape draw:style-name="gr18" draw:text-style-name="P1" draw:layer="layout" svg:width="0.2cm" svg:height="0.2cm" svg:x="4.893cm" svg:y="18.497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4.942cm" svg:y="18.497cm" svg:viewBox="0 0 48 100" svg:d="m0 0c109 50 0 100 0 100">
            <text:p/>
          </draw:path>
          <draw:path draw:style-name="gr19" draw:text-style-name="P1" draw:layer="layout" svg:width="0.047cm" svg:height="0.099cm" svg:x="4.893cm" svg:y="18.597cm" svg:viewBox="0 0 48 100" svg:d="m48 0c-109 50 0 100 0 100">
            <text:p/>
          </draw:path>
          <draw:path draw:style-name="gr19" draw:text-style-name="P1" draw:layer="layout" svg:width="0.047cm" svg:height="0.099cm" svg:x="5.044cm" svg:y="18.497cm" svg:viewBox="0 0 48 100" svg:d="m0 0c109 50 0 100 0 100">
            <text:p/>
          </draw:path>
          <draw:path draw:style-name="gr19" draw:text-style-name="P1" draw:layer="layout" svg:width="0.047cm" svg:height="0.099cm" svg:x="4.996cm" svg:y="18.597cm" svg:viewBox="0 0 48 100" svg:d="m48 0c-109 50 0 100 0 100">
            <text:p/>
          </draw:path>
        </draw:g>
        <draw:g>
          <draw:custom-shape draw:style-name="gr18" draw:text-style-name="P1" draw:layer="layout" svg:width="0.2cm" svg:height="0.2cm" svg:x="4.9cm" svg:y="20.091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4.949cm" svg:y="20.091cm" svg:viewBox="0 0 48 100" svg:d="m0 0c109 50 0 100 0 100">
            <text:p/>
          </draw:path>
          <draw:path draw:style-name="gr19" draw:text-style-name="P1" draw:layer="layout" svg:width="0.047cm" svg:height="0.099cm" svg:x="4.9cm" svg:y="20.191cm" svg:viewBox="0 0 48 100" svg:d="m48 0c-109 50 0 100 0 100">
            <text:p/>
          </draw:path>
          <draw:path draw:style-name="gr19" draw:text-style-name="P1" draw:layer="layout" svg:width="0.047cm" svg:height="0.099cm" svg:x="5.051cm" svg:y="20.091cm" svg:viewBox="0 0 48 100" svg:d="m0 0c109 50 0 100 0 100">
            <text:p/>
          </draw:path>
          <draw:path draw:style-name="gr19" draw:text-style-name="P1" draw:layer="layout" svg:width="0.047cm" svg:height="0.099cm" svg:x="5.003cm" svg:y="20.191cm" svg:viewBox="0 0 48 100" svg:d="m48 0c-109 50 0 100 0 100">
            <text:p/>
          </draw:path>
        </draw:g>
        <draw:g>
          <draw:custom-shape draw:style-name="gr18" draw:text-style-name="P1" draw:layer="layout" svg:width="0.2cm" svg:height="0.2cm" svg:x="4.12cm" svg:y="2.91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4.169cm" svg:y="2.91cm" svg:viewBox="0 0 48 100" svg:d="m0 0c109 50 0 100 0 100">
            <text:p/>
          </draw:path>
          <draw:path draw:style-name="gr19" draw:text-style-name="P1" draw:layer="layout" svg:width="0.047cm" svg:height="0.099cm" svg:x="4.12cm" svg:y="3.01cm" svg:viewBox="0 0 48 100" svg:d="m48 0c-109 50 0 100 0 100">
            <text:p/>
          </draw:path>
          <draw:path draw:style-name="gr19" draw:text-style-name="P1" draw:layer="layout" svg:width="0.047cm" svg:height="0.099cm" svg:x="4.271cm" svg:y="2.91cm" svg:viewBox="0 0 48 100" svg:d="m0 0c109 50 0 100 0 100">
            <text:p/>
          </draw:path>
          <draw:path draw:style-name="gr19" draw:text-style-name="P1" draw:layer="layout" svg:width="0.047cm" svg:height="0.099cm" svg:x="4.223cm" svg:y="3.01cm" svg:viewBox="0 0 48 100" svg:d="m48 0c-109 50 0 100 0 100">
            <text:p/>
          </draw:path>
        </draw:g>
        <draw:g>
          <draw:custom-shape draw:style-name="gr18" draw:text-style-name="P1" draw:layer="layout" svg:width="0.2cm" svg:height="0.2cm" svg:x="4.121cm" svg:y="3.906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4.17cm" svg:y="3.906cm" svg:viewBox="0 0 48 100" svg:d="m0 0c109 50 0 100 0 100">
            <text:p/>
          </draw:path>
          <draw:path draw:style-name="gr19" draw:text-style-name="P1" draw:layer="layout" svg:width="0.047cm" svg:height="0.099cm" svg:x="4.121cm" svg:y="4.006cm" svg:viewBox="0 0 48 100" svg:d="m48 0c-109 50 0 100 0 100">
            <text:p/>
          </draw:path>
          <draw:path draw:style-name="gr19" draw:text-style-name="P1" draw:layer="layout" svg:width="0.047cm" svg:height="0.099cm" svg:x="4.272cm" svg:y="3.906cm" svg:viewBox="0 0 48 100" svg:d="m0 0c109 50 0 100 0 100">
            <text:p/>
          </draw:path>
          <draw:path draw:style-name="gr19" draw:text-style-name="P1" draw:layer="layout" svg:width="0.047cm" svg:height="0.099cm" svg:x="4.224cm" svg:y="4.006cm" svg:viewBox="0 0 48 100" svg:d="m48 0c-109 50 0 100 0 100">
            <text:p/>
          </draw:path>
        </draw:g>
        <draw:g>
          <draw:custom-shape draw:style-name="gr18" draw:text-style-name="P1" draw:layer="layout" svg:width="0.2cm" svg:height="0.2cm" svg:x="6.069cm" svg:y="3.914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6.118cm" svg:y="3.914cm" svg:viewBox="0 0 48 100" svg:d="m0 0c109 50 0 100 0 100">
            <text:p/>
          </draw:path>
          <draw:path draw:style-name="gr19" draw:text-style-name="P1" draw:layer="layout" svg:width="0.047cm" svg:height="0.099cm" svg:x="6.069cm" svg:y="4.014cm" svg:viewBox="0 0 48 100" svg:d="m48 0c-109 50 0 100 0 100">
            <text:p/>
          </draw:path>
          <draw:path draw:style-name="gr19" draw:text-style-name="P1" draw:layer="layout" svg:width="0.047cm" svg:height="0.099cm" svg:x="6.22cm" svg:y="3.914cm" svg:viewBox="0 0 48 100" svg:d="m0 0c109 50 0 100 0 100">
            <text:p/>
          </draw:path>
          <draw:path draw:style-name="gr19" draw:text-style-name="P1" draw:layer="layout" svg:width="0.047cm" svg:height="0.099cm" svg:x="6.172cm" svg:y="4.014cm" svg:viewBox="0 0 48 100" svg:d="m48 0c-109 50 0 100 0 100">
            <text:p/>
          </draw:path>
        </draw:g>
        <draw:g>
          <draw:custom-shape draw:style-name="gr18" draw:text-style-name="P1" draw:layer="layout" svg:width="0.2cm" svg:height="0.2cm" svg:x="6.132cm" svg:y="5.116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6.181cm" svg:y="5.116cm" svg:viewBox="0 0 48 100" svg:d="m0 0c109 50 0 100 0 100">
            <text:p/>
          </draw:path>
          <draw:path draw:style-name="gr19" draw:text-style-name="P1" draw:layer="layout" svg:width="0.047cm" svg:height="0.099cm" svg:x="6.132cm" svg:y="5.216cm" svg:viewBox="0 0 48 100" svg:d="m48 0c-109 50 0 100 0 100">
            <text:p/>
          </draw:path>
          <draw:path draw:style-name="gr19" draw:text-style-name="P1" draw:layer="layout" svg:width="0.047cm" svg:height="0.099cm" svg:x="6.283cm" svg:y="5.116cm" svg:viewBox="0 0 48 100" svg:d="m0 0c109 50 0 100 0 100">
            <text:p/>
          </draw:path>
          <draw:path draw:style-name="gr19" draw:text-style-name="P1" draw:layer="layout" svg:width="0.047cm" svg:height="0.099cm" svg:x="6.235cm" svg:y="5.216cm" svg:viewBox="0 0 48 100" svg:d="m48 0c-109 50 0 100 0 100">
            <text:p/>
          </draw:path>
        </draw:g>
        <draw:line draw:style-name="gr1" draw:text-style-name="P1" draw:layer="layout" svg:x1="14.6cm" svg:y1="2.8cm" svg:x2="14.6cm" svg:y2="5.4cm">
          <text:p/>
        </draw:line>
        <draw:line draw:style-name="gr1" draw:text-style-name="P1" draw:layer="layout" svg:x1="15cm" svg:y1="2.8cm" svg:x2="15cm" svg:y2="5.4cm">
          <text:p/>
        </draw:line>
        <draw:line draw:style-name="gr1" draw:text-style-name="P2" draw:layer="layout" svg:x1="15.8cm" svg:y1="2.8cm" svg:x2="15.8cm" svg:y2="5.4cm">
          <text:p/>
        </draw:line>
        <draw:frame draw:style-name="gr2" draw:layer="layout" svg:width="2.466cm" svg:height="0.661cm" svg:x="15.631cm" svg:y="1.805cm">
          <draw:text-box>
            <text:p text:style-name="P1"/>
            <text:p>CLK rising edges</text:p>
          </draw:text-box>
        </draw:frame>
        <draw:frame draw:style-name="gr2" draw:text-style-name="P3" draw:layer="layout" svg:width="0.734cm" svg:height="0.331cm" svg:x="13.066cm" svg:y="3.203cm">
          <draw:text-box>
            <text:p text:style-name="P3">reset</text:p>
          </draw:text-box>
        </draw:frame>
        <draw:frame draw:style-name="gr2" draw:text-style-name="P3" draw:layer="layout" svg:width="0.671cm" svg:height="0.331cm" svg:x="13.129cm" svg:y="4.003cm">
          <draw:text-box>
            <text:p text:style-name="P3">busy</text:p>
          </draw:text-box>
        </draw:frame>
        <draw:polyline draw:style-name="gr3" draw:text-style-name="P1" draw:layer="layout" svg:width="2.399cm" svg:height="0.399cm" svg:x="14cm" svg:y="3.2cm" svg:viewBox="0 0 2400 400" draw:points="0,0 1000,0 1000,400 1400,400 2400,400">
          <text:p/>
        </draw:polyline>
        <draw:line draw:style-name="gr1" draw:text-style-name="P1" draw:layer="layout" svg:x1="16.2cm" svg:y1="2.8cm" svg:x2="16.2cm" svg:y2="5.4cm">
          <text:p/>
        </draw:line>
        <draw:line draw:style-name="gr1" draw:text-style-name="P1" draw:layer="layout" svg:x1="19.8cm" svg:y1="2.8cm" svg:x2="19.8cm" svg:y2="5.4cm">
          <text:p/>
        </draw:line>
        <draw:line draw:style-name="gr1" draw:text-style-name="P1" draw:layer="layout" svg:x1="17.8cm" svg:y1="2.8cm" svg:x2="17.8cm" svg:y2="5.4cm">
          <text:p/>
        </draw:line>
        <draw:line draw:style-name="gr1" draw:text-style-name="P1" draw:layer="layout" svg:x1="18.2cm" svg:y1="2.8cm" svg:x2="18.2cm" svg:y2="5.4cm">
          <text:p/>
        </draw:line>
        <draw:line draw:style-name="gr1" draw:text-style-name="P1" draw:layer="layout" svg:x1="18.6cm" svg:y1="2.8cm" svg:x2="18.6cm" svg:y2="5.4cm">
          <text:p/>
        </draw:line>
        <draw:frame draw:style-name="gr2" draw:text-style-name="P3" draw:layer="layout" svg:width="0.442cm" svg:height="0.331cm" svg:x="13.358cm" svg:y="4.603cm">
          <draw:text-box>
            <text:p text:style-name="P3">err</text:p>
          </draw:text-box>
        </draw:frame>
        <draw:polyline draw:style-name="gr3" draw:text-style-name="P1" draw:layer="layout" svg:width="2.399cm" svg:height="0.4cm" svg:x="14cm" svg:y="3.999cm" svg:viewBox="0 0 2400 401" draw:points="0,1 1002,0 1800,1 1800,401 2400,401">
          <text:p/>
        </draw:polyline>
        <draw:line draw:style-name="gr1" draw:text-style-name="P2" draw:layer="layout" svg:x1="19.4cm" svg:y1="2.8cm" svg:x2="19.4cm" svg:y2="5.4cm">
          <text:p/>
        </draw:line>
        <draw:line draw:style-name="gr1" draw:text-style-name="P1" draw:layer="layout" svg:x1="14.2cm" svg:y1="2.8cm" svg:x2="14.2cm" svg:y2="5.4cm">
          <text:p/>
        </draw:line>
        <draw:g>
          <draw:custom-shape draw:style-name="gr18" draw:text-style-name="P1" draw:layer="layout" svg:width="0.2cm" svg:height="0.2cm" svg:x="15.32cm" svg:y="3.486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15.369cm" svg:y="3.486cm" svg:viewBox="0 0 48 100" svg:d="m0 0c109 50 0 100 0 100">
            <text:p/>
          </draw:path>
          <draw:path draw:style-name="gr19" draw:text-style-name="P1" draw:layer="layout" svg:width="0.047cm" svg:height="0.099cm" svg:x="15.32cm" svg:y="3.586cm" svg:viewBox="0 0 48 100" svg:d="m48 0c-109 50 0 100 0 100">
            <text:p/>
          </draw:path>
          <draw:path draw:style-name="gr19" draw:text-style-name="P1" draw:layer="layout" svg:width="0.047cm" svg:height="0.099cm" svg:x="15.471cm" svg:y="3.486cm" svg:viewBox="0 0 48 100" svg:d="m0 0c109 50 0 100 0 100">
            <text:p/>
          </draw:path>
          <draw:path draw:style-name="gr19" draw:text-style-name="P1" draw:layer="layout" svg:width="0.047cm" svg:height="0.099cm" svg:x="15.423cm" svg:y="3.586cm" svg:viewBox="0 0 48 100" svg:d="m48 0c-109 50 0 100 0 100">
            <text:p/>
          </draw:path>
        </draw:g>
        <draw:polygon draw:style-name="gr20" draw:text-style-name="P1" draw:layer="layout" svg:width="6.199cm" svg:height="0.399cm" svg:x="5.4cm" svg:y="4.4cm" svg:viewBox="0 0 6200 400" draw:points="200,0 6200,0 6200,200 6200,400 200,400 0,200">
          <text:p/>
        </draw:polygon>
        <draw:polygon draw:style-name="gr20" draw:text-style-name="P1" draw:layer="layout" svg:width="1.999cm" svg:height="0.399cm" svg:x="9.6cm" svg:y="6.6cm" svg:viewBox="0 0 2000 400" draw:points="200,0 2000,0 2000,200 2000,400 200,400 0,200">
          <text:p/>
        </draw:polygon>
        <draw:polygon draw:style-name="gr20" draw:text-style-name="P1" draw:layer="layout" svg:width="2.649cm" svg:height="0.411cm" svg:x="2.35cm" svg:y="6.588cm" svg:viewBox="0 0 2650 412" draw:points="0,0 2450,12 2650,212 2450,412 0,400 0,200">
          <text:p/>
        </draw:polygon>
        <draw:polygon draw:style-name="gr20" draw:text-style-name="P1" draw:layer="layout" svg:width="0.999cm" svg:height="0.399cm" svg:x="2.4cm" svg:y="4.4cm" svg:viewBox="0 0 1000 400" draw:points="0,0 800,0 1000,200 800,400 0,400 0,200">
          <text:p/>
        </draw:polygon>
        <draw:polygon draw:style-name="gr5" draw:text-style-name="P1" draw:layer="layout" svg:width="1.999cm" svg:height="0.399cm" svg:x="6.6cm" svg:y="6.6cm" svg:viewBox="0 0 2000 400" draw:points="200,0 1800,0 2000,200 1800,400 200,400 0,200">
          <text:p/>
        </draw:polygon>
        <draw:frame draw:style-name="gr21" draw:text-style-name="P3" draw:layer="layout" svg:width="0.586cm" svg:height="0.412cm" svg:x="7.256cm" svg:y="6.588cm">
          <draw:text-box>
            <text:p text:style-name="P3">d[1]</text:p>
          </draw:text-box>
        </draw:frame>
        <draw:g>
          <draw:custom-shape draw:style-name="gr18" draw:text-style-name="P1" draw:layer="layout" svg:width="0.2cm" svg:height="0.2cm" svg:x="15.32cm" svg:y="3.89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15.369cm" svg:y="3.89cm" svg:viewBox="0 0 48 100" svg:d="m0 0c109 50 0 100 0 100">
            <text:p/>
          </draw:path>
          <draw:path draw:style-name="gr19" draw:text-style-name="P1" draw:layer="layout" svg:width="0.047cm" svg:height="0.099cm" svg:x="15.32cm" svg:y="3.99cm" svg:viewBox="0 0 48 100" svg:d="m48 0c-109 50 0 100 0 100">
            <text:p/>
          </draw:path>
          <draw:path draw:style-name="gr19" draw:text-style-name="P1" draw:layer="layout" svg:width="0.047cm" svg:height="0.099cm" svg:x="15.471cm" svg:y="3.89cm" svg:viewBox="0 0 48 100" svg:d="m0 0c109 50 0 100 0 100">
            <text:p/>
          </draw:path>
          <draw:path draw:style-name="gr19" draw:text-style-name="P1" draw:layer="layout" svg:width="0.047cm" svg:height="0.099cm" svg:x="15.423cm" svg:y="3.99cm" svg:viewBox="0 0 48 100" svg:d="m48 0c-109 50 0 100 0 100">
            <text:p/>
          </draw:path>
        </draw:g>
        <draw:g>
          <draw:custom-shape draw:style-name="gr18" draw:text-style-name="P1" draw:layer="layout" svg:width="0.2cm" svg:height="0.2cm" svg:x="4.101cm" svg:y="5.086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4.15cm" svg:y="5.086cm" svg:viewBox="0 0 48 100" svg:d="m0 0c109 50 0 100 0 100">
            <text:p/>
          </draw:path>
          <draw:path draw:style-name="gr19" draw:text-style-name="P1" draw:layer="layout" svg:width="0.047cm" svg:height="0.099cm" svg:x="4.101cm" svg:y="5.186cm" svg:viewBox="0 0 48 100" svg:d="m48 0c-109 50 0 100 0 100">
            <text:p/>
          </draw:path>
          <draw:path draw:style-name="gr19" draw:text-style-name="P1" draw:layer="layout" svg:width="0.047cm" svg:height="0.099cm" svg:x="4.252cm" svg:y="5.086cm" svg:viewBox="0 0 48 100" svg:d="m0 0c109 50 0 100 0 100">
            <text:p/>
          </draw:path>
          <draw:path draw:style-name="gr19" draw:text-style-name="P1" draw:layer="layout" svg:width="0.047cm" svg:height="0.099cm" svg:x="4.204cm" svg:y="5.186cm" svg:viewBox="0 0 48 100" svg:d="m48 0c-109 50 0 100 0 100">
            <text:p/>
          </draw:path>
        </draw:g>
        <draw:g>
          <draw:g>
            <draw:g>
              <draw:custom-shape draw:style-name="gr18" draw:text-style-name="P1" draw:layer="layout" svg:width="0.2cm" svg:height="0.2cm" svg:x="2.525cm" svg:y="7.5cm">
                <text:p/>
                <draw:enhanced-geometry svg:viewBox="0 0 21600 21600" draw:type="rectangle" draw:enhanced-path="M 0 0 L 21600 0 21600 21600 0 21600 0 0 Z N"/>
              </draw:custom-shape>
              <draw:path draw:style-name="gr19" draw:text-style-name="P1" draw:layer="layout" svg:width="0.047cm" svg:height="0.099cm" svg:x="2.574cm" svg:y="7.5cm" svg:viewBox="0 0 48 100" svg:d="m0 0c109 50 0 100 0 100">
                <text:p/>
              </draw:path>
              <draw:path draw:style-name="gr19" draw:text-style-name="P1" draw:layer="layout" svg:width="0.047cm" svg:height="0.099cm" svg:x="2.525cm" svg:y="7.6cm" svg:viewBox="0 0 48 100" svg:d="m48 0c-109 50 0 100 0 100">
                <text:p/>
              </draw:path>
              <draw:path draw:style-name="gr19" draw:text-style-name="P1" draw:layer="layout" svg:width="0.047cm" svg:height="0.099cm" svg:x="2.676cm" svg:y="7.5cm" svg:viewBox="0 0 48 100" svg:d="m0 0c109 50 0 100 0 100">
                <text:p/>
              </draw:path>
              <draw:path draw:style-name="gr19" draw:text-style-name="P1" draw:layer="layout" svg:width="0.047cm" svg:height="0.099cm" svg:x="2.628cm" svg:y="7.6cm" svg:viewBox="0 0 48 100" svg:d="m48 0c-109 50 0 100 0 100">
                <text:p/>
              </draw:path>
            </draw:g>
            <draw:frame draw:style-name="gr22" draw:text-style-name="P5" draw:layer="layout" svg:width="0.933cm" svg:height="0.268cm" svg:x="2.88cm" svg:y="7.466cm">
              <draw:text-box>
                <text:p><text:span text:style-name="T2">n cycles</text:span></text:p>
              </draw:text-box>
            </draw:frame>
          </draw:g>
          <draw:custom-shape draw:style-name="gr14" draw:text-style-name="P1" draw:layer="layout" svg:width="1.6cm" svg:height="0.4cm" svg:x="2.4cm" svg:y="7.4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1" draw:layer="layout" svg:x1="11.4cm" svg:y1="7.5cm" svg:x2="11.4cm" svg:y2="7.1cm">
          <text:p/>
        </draw:line>
        <draw:frame draw:style-name="gr2" draw:text-style-name="P3" draw:layer="layout" svg:width="0.442cm" svg:height="0.331cm" svg:x="1.669cm" svg:y="5.822cm">
          <draw:text-box>
            <text:p text:style-name="P3">err</text:p>
          </draw:text-box>
        </draw:frame>
        <draw:line draw:style-name="gr12" draw:text-style-name="P1" draw:layer="layout" svg:x1="2.4cm" svg:y1="6.2cm" svg:x2="11.6cm" svg:y2="6.2cm">
          <text:p/>
        </draw:line>
        <draw:polygon draw:style-name="gr5" draw:text-style-name="P1" draw:layer="layout" svg:width="1.599cm" svg:height="0.399cm" svg:x="5cm" svg:y="6.6cm" svg:viewBox="0 0 1600 400" draw:points="200,0 1400,0 1600,200 1400,400 200,400 0,200">
          <text:p/>
        </draw:polygon>
        <draw:frame draw:style-name="gr16" draw:text-style-name="P3" draw:layer="layout" svg:width="0.586cm" svg:height="0.4cm" svg:x="5.458cm" svg:y="6.594cm">
          <draw:text-box>
            <text:p text:style-name="P3">d[0]</text:p>
          </draw:text-box>
        </draw:frame>
        <draw:frame draw:style-name="gr2" draw:text-style-name="P1" draw:layer="layout" svg:width="0.819cm" svg:height="0.991cm" svg:x="4.609cm" svg:y="7.502cm">
          <draw:text-box>
            <text:p text:style-name="P1">first</text:p>
            <text:p text:style-name="P1">byte</text:p>
            <text:p text:style-name="P1">ready</text:p>
          </draw:text-box>
        </draw:frame>
        <draw:line draw:style-name="gr6" draw:text-style-name="P1" draw:layer="layout" svg:x1="5.036cm" svg:y1="7.4cm" svg:x2="5.036cm" svg:y2="7cm">
          <text:p/>
        </draw:line>
        <draw:g>
          <draw:custom-shape draw:style-name="gr18" draw:text-style-name="P1" draw:layer="layout" svg:width="0.2cm" svg:height="0.2cm" svg:x="7.683cm" svg:y="3.872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7.732cm" svg:y="3.872cm" svg:viewBox="0 0 48 100" svg:d="m0 0c109 50 0 100 0 100">
            <text:p/>
          </draw:path>
          <draw:path draw:style-name="gr19" draw:text-style-name="P1" draw:layer="layout" svg:width="0.047cm" svg:height="0.099cm" svg:x="7.683cm" svg:y="3.972cm" svg:viewBox="0 0 48 100" svg:d="m48 0c-109 50 0 100 0 100">
            <text:p/>
          </draw:path>
          <draw:path draw:style-name="gr19" draw:text-style-name="P1" draw:layer="layout" svg:width="0.047cm" svg:height="0.099cm" svg:x="7.834cm" svg:y="3.872cm" svg:viewBox="0 0 48 100" svg:d="m0 0c109 50 0 100 0 100">
            <text:p/>
          </draw:path>
          <draw:path draw:style-name="gr19" draw:text-style-name="P1" draw:layer="layout" svg:width="0.047cm" svg:height="0.099cm" svg:x="7.786cm" svg:y="3.972cm" svg:viewBox="0 0 48 100" svg:d="m48 0c-109 50 0 100 0 100">
            <text:p/>
          </draw:path>
        </draw:g>
        <draw:g>
          <draw:custom-shape draw:style-name="gr18" draw:text-style-name="P1" draw:layer="layout" svg:width="0.2cm" svg:height="0.2cm" svg:x="7.746cm" svg:y="5.074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7.795cm" svg:y="5.074cm" svg:viewBox="0 0 48 100" svg:d="m0 0c109 50 0 100 0 100">
            <text:p/>
          </draw:path>
          <draw:path draw:style-name="gr19" draw:text-style-name="P1" draw:layer="layout" svg:width="0.047cm" svg:height="0.099cm" svg:x="7.746cm" svg:y="5.174cm" svg:viewBox="0 0 48 100" svg:d="m48 0c-109 50 0 100 0 100">
            <text:p/>
          </draw:path>
          <draw:path draw:style-name="gr19" draw:text-style-name="P1" draw:layer="layout" svg:width="0.047cm" svg:height="0.099cm" svg:x="7.897cm" svg:y="5.074cm" svg:viewBox="0 0 48 100" svg:d="m0 0c109 50 0 100 0 100">
            <text:p/>
          </draw:path>
          <draw:path draw:style-name="gr19" draw:text-style-name="P1" draw:layer="layout" svg:width="0.047cm" svg:height="0.099cm" svg:x="7.849cm" svg:y="5.174cm" svg:viewBox="0 0 48 100" svg:d="m48 0c-109 50 0 100 0 100">
            <text:p/>
          </draw:path>
        </draw:g>
        <draw:frame draw:style-name="gr16" draw:text-style-name="P3" draw:layer="layout" svg:width="0.586cm" svg:height="0.4cm" svg:x="8.772cm" svg:y="6.594cm">
          <draw:text-box>
            <text:p text:style-name="P3">d[2]</text:p>
          </draw:text-box>
        </draw:frame>
        <draw:line draw:style-name="gr3" draw:text-style-name="P1" draw:layer="layout" svg:x1="14cm" svg:y1="5cm" svg:x2="16.4cm" svg:y2="5cm">
          <text:p/>
        </draw:line>
        <draw:frame draw:style-name="gr2" draw:text-style-name="P3" draw:layer="layout" svg:width="0.734cm" svg:height="0.331cm" svg:x="16.666cm" svg:y="3.203cm">
          <draw:text-box>
            <text:p text:style-name="P3">reset</text:p>
          </draw:text-box>
        </draw:frame>
        <draw:frame draw:style-name="gr2" draw:text-style-name="P3" draw:layer="layout" svg:width="0.671cm" svg:height="0.331cm" svg:x="16.729cm" svg:y="4.003cm">
          <draw:text-box>
            <text:p text:style-name="P3">busy</text:p>
          </draw:text-box>
        </draw:frame>
        <draw:polyline draw:style-name="gr3" draw:text-style-name="P1" draw:layer="layout" svg:width="2.399cm" svg:height="0.399cm" svg:x="17.6cm" svg:y="3.2cm" svg:viewBox="0 0 2400 400" draw:points="0,0 1000,0 1000,400 1400,400 2400,400">
          <text:p/>
        </draw:polyline>
        <draw:frame draw:style-name="gr2" draw:text-style-name="P3" draw:layer="layout" svg:width="0.442cm" svg:height="0.331cm" svg:x="16.958cm" svg:y="4.603cm">
          <draw:text-box>
            <text:p text:style-name="P3">err</text:p>
          </draw:text-box>
        </draw:frame>
        <draw:polyline draw:style-name="gr3" draw:text-style-name="P1" draw:layer="layout" svg:width="2.399cm" svg:height="0.4cm" svg:x="17.6cm" svg:y="3.999cm" svg:viewBox="0 0 2400 401" draw:points="0,1 1002,0 1800,1 1800,401 2400,401">
          <text:p/>
        </draw:polyline>
        <draw:g>
          <draw:custom-shape draw:style-name="gr18" draw:text-style-name="P1" draw:layer="layout" svg:width="0.2cm" svg:height="0.2cm" svg:x="18.92cm" svg:y="3.486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18.969cm" svg:y="3.486cm" svg:viewBox="0 0 48 100" svg:d="m0 0c109 50 0 100 0 100">
            <text:p/>
          </draw:path>
          <draw:path draw:style-name="gr19" draw:text-style-name="P1" draw:layer="layout" svg:width="0.047cm" svg:height="0.099cm" svg:x="18.92cm" svg:y="3.586cm" svg:viewBox="0 0 48 100" svg:d="m48 0c-109 50 0 100 0 100">
            <text:p/>
          </draw:path>
          <draw:path draw:style-name="gr19" draw:text-style-name="P1" draw:layer="layout" svg:width="0.047cm" svg:height="0.099cm" svg:x="19.071cm" svg:y="3.486cm" svg:viewBox="0 0 48 100" svg:d="m0 0c109 50 0 100 0 100">
            <text:p/>
          </draw:path>
          <draw:path draw:style-name="gr19" draw:text-style-name="P1" draw:layer="layout" svg:width="0.047cm" svg:height="0.099cm" svg:x="19.023cm" svg:y="3.586cm" svg:viewBox="0 0 48 100" svg:d="m48 0c-109 50 0 100 0 100">
            <text:p/>
          </draw:path>
        </draw:g>
        <draw:g>
          <draw:custom-shape draw:style-name="gr18" draw:text-style-name="P1" draw:layer="layout" svg:width="0.2cm" svg:height="0.2cm" svg:x="18.92cm" svg:y="3.89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18.969cm" svg:y="3.89cm" svg:viewBox="0 0 48 100" svg:d="m0 0c109 50 0 100 0 100">
            <text:p/>
          </draw:path>
          <draw:path draw:style-name="gr19" draw:text-style-name="P1" draw:layer="layout" svg:width="0.047cm" svg:height="0.099cm" svg:x="18.92cm" svg:y="3.99cm" svg:viewBox="0 0 48 100" svg:d="m48 0c-109 50 0 100 0 100">
            <text:p/>
          </draw:path>
          <draw:path draw:style-name="gr19" draw:text-style-name="P1" draw:layer="layout" svg:width="0.047cm" svg:height="0.099cm" svg:x="19.071cm" svg:y="3.89cm" svg:viewBox="0 0 48 100" svg:d="m0 0c109 50 0 100 0 100">
            <text:p/>
          </draw:path>
          <draw:path draw:style-name="gr19" draw:text-style-name="P1" draw:layer="layout" svg:width="0.047cm" svg:height="0.099cm" svg:x="19.023cm" svg:y="3.99cm" svg:viewBox="0 0 48 100" svg:d="m48 0c-109 50 0 100 0 100">
            <text:p/>
          </draw:path>
        </draw:g>
        <draw:polyline draw:style-name="gr3" draw:text-style-name="P1" draw:layer="layout" svg:width="2.399cm" svg:height="0.399cm" svg:x="17.6cm" svg:y="4.6cm" svg:viewBox="0 0 2400 400" draw:points="0,400 1800,400 1800,0 2400,0">
          <text:p/>
        </draw:polyline>
        <draw:frame draw:style-name="gr2" draw:text-style-name="P1" draw:layer="layout" svg:width="1.441cm" svg:height="0.991cm" svg:x="15.461cm" svg:y="6.001cm">
          <draw:text-box>
            <text:p text:style-name="P1">SDHC</text:p>
            <text:p text:style-name="P1">detected<text:line-break/>and ready</text:p>
          </draw:text-box>
        </draw:frame>
        <draw:line draw:style-name="gr6" draw:text-style-name="P1" draw:layer="layout" svg:x1="16.2cm" svg:y1="5.9cm" svg:x2="16.2cm" svg:y2="5.5cm">
          <text:p/>
        </draw:line>
        <draw:frame draw:style-name="gr2" draw:text-style-name="P1" draw:layer="layout" svg:width="0.887cm" svg:height="0.661cm" svg:x="18.913cm" svg:y="6.234cm">
          <draw:text-box>
            <text:p text:style-name="P1">SDHC</text:p>
            <text:p text:style-name="P1">error</text:p>
          </draw:text-box>
        </draw:frame>
        <draw:line draw:style-name="gr6" draw:text-style-name="P1" draw:layer="layout" svg:x1="19.372cm" svg:y1="5.968cm" svg:x2="19.372cm" svg:y2="5.568cm">
          <text:p/>
        </draw:line>
        <draw:line draw:style-name="gr23" draw:text-style-name="P1" draw:layer="layout" svg:x1="1cm" svg:y1="4.8cm" svg:x2="1cm" svg:y2="3cm">
          <text:p text:style-name="P1">INPUTS</text:p>
        </draw:line>
        <draw:line draw:style-name="gr23" draw:text-style-name="P1" draw:layer="layout" svg:x1="1cm" svg:y1="7cm" svg:x2="1cm" svg:y2="5.2cm">
          <text:p text:style-name="P1">OUTPUTS</text:p>
        </draw:line>
        <draw:g>
          <draw:g>
            <draw:g>
              <draw:custom-shape draw:style-name="gr18" draw:text-style-name="P1" draw:layer="layout" svg:width="0.2cm" svg:height="0.2cm" svg:x="13.925cm" svg:y="5.7cm">
                <text:p/>
                <draw:enhanced-geometry svg:viewBox="0 0 21600 21600" draw:type="rectangle" draw:enhanced-path="M 0 0 L 21600 0 21600 21600 0 21600 0 0 Z N"/>
              </draw:custom-shape>
              <draw:path draw:style-name="gr19" draw:text-style-name="P1" draw:layer="layout" svg:width="0.047cm" svg:height="0.099cm" svg:x="13.974cm" svg:y="5.7cm" svg:viewBox="0 0 48 100" svg:d="m0 0c109 50 0 100 0 100">
                <text:p/>
              </draw:path>
              <draw:path draw:style-name="gr19" draw:text-style-name="P1" draw:layer="layout" svg:width="0.047cm" svg:height="0.099cm" svg:x="13.925cm" svg:y="5.8cm" svg:viewBox="0 0 48 100" svg:d="m48 0c-109 50 0 100 0 100">
                <text:p/>
              </draw:path>
              <draw:path draw:style-name="gr19" draw:text-style-name="P1" draw:layer="layout" svg:width="0.047cm" svg:height="0.099cm" svg:x="14.076cm" svg:y="5.7cm" svg:viewBox="0 0 48 100" svg:d="m0 0c109 50 0 100 0 100">
                <text:p/>
              </draw:path>
              <draw:path draw:style-name="gr19" draw:text-style-name="P1" draw:layer="layout" svg:width="0.047cm" svg:height="0.099cm" svg:x="14.028cm" svg:y="5.8cm" svg:viewBox="0 0 48 100" svg:d="m48 0c-109 50 0 100 0 100">
                <text:p/>
              </draw:path>
            </draw:g>
            <draw:frame draw:style-name="gr22" draw:text-style-name="P5" draw:layer="layout" svg:width="0.933cm" svg:height="0.268cm" svg:x="14.28cm" svg:y="5.666cm">
              <draw:text-box>
                <text:p><text:span text:style-name="T2">n cycles</text:span></text:p>
              </draw:text-box>
            </draw:frame>
          </draw:g>
          <draw:custom-shape draw:style-name="gr14" draw:text-style-name="P1" draw:layer="layout" svg:width="1.6cm" svg:height="0.4cm" svg:x="13.8cm" svg:y="5.6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Predeterminado">
        <draw:line draw:style-name="gr1" draw:text-style-name="P1" draw:layer="layout" svg:x1="3.4cm" svg:y1="1.6cm" svg:x2="3.4cm" svg:y2="5.4cm">
          <text:p/>
        </draw:line>
        <draw:line draw:style-name="gr1" draw:text-style-name="P1" draw:layer="layout" svg:x1="3.8cm" svg:y1="1.6cm" svg:x2="3.8cm" svg:y2="5.4cm">
          <text:p/>
        </draw:line>
        <draw:line draw:style-name="gr1" draw:text-style-name="P2" draw:layer="layout" svg:x1="4.2cm" svg:y1="1.6cm" svg:x2="4.2cm" svg:y2="5.4cm">
          <text:p/>
        </draw:line>
        <draw:frame draw:style-name="gr2" draw:text-style-name="P3" draw:layer="layout" svg:width="1.001cm" svg:height="0.331cm" svg:x="1.599cm" svg:y="1.667cm">
          <draw:text-box>
            <text:p text:style-name="P3">w_cmd</text:p>
          </draw:text-box>
        </draw:frame>
        <draw:frame draw:style-name="gr2" draw:text-style-name="P3" draw:layer="layout" svg:width="0.874cm" svg:height="0.331cm" svg:x="1.544cm" svg:y="2.308cm">
          <draw:text-box>
            <text:p text:style-name="P3">w_arg</text:p>
          </draw:text-box>
        </draw:frame>
        <draw:frame draw:style-name="gr2" draw:text-style-name="P3" draw:layer="layout" svg:width="0.671cm" svg:height="0.331cm" svg:x="1.929cm" svg:y="4.003cm">
          <draw:text-box>
            <text:p text:style-name="P3">busy</text:p>
          </draw:text-box>
        </draw:frame>
        <draw:frame draw:style-name="gr2" draw:text-style-name="P3" draw:layer="layout" svg:width="1.407cm" svg:height="0.331cm" svg:x="1.2cm" svg:y="3.203cm">
          <draw:text-box>
            <text:p text:style-name="P3">argument</text:p>
          </draw:text-box>
        </draw:frame>
        <draw:polyline draw:style-name="gr3" draw:text-style-name="P1" draw:layer="layout" svg:width="9.199cm" svg:height="0.399cm" svg:x="2.8cm" svg:y="1.8cm" svg:viewBox="0 0 9200 400" draw:points="0,400 1000,400 1000,0 7000,0 7000,400 9200,400">
          <text:p/>
        </draw:polyline>
        <draw:polyline draw:style-name="gr3" draw:text-style-name="P1" draw:layer="layout" svg:width="9.199cm" svg:height="0.399cm" svg:x="2.8cm" svg:y="2.4cm" svg:viewBox="0 0 9200 400" draw:points="0,400 1000,400 1000,0 3000,0 7000,0 7000,400 9200,400">
          <text:p/>
        </draw:polyline>
        <draw:line draw:style-name="gr1" draw:text-style-name="P1" draw:layer="layout" svg:x1="4.6cm" svg:y1="1.6cm" svg:x2="4.6cm" svg:y2="5.4cm">
          <text:p/>
        </draw:line>
        <draw:line draw:style-name="gr1" draw:text-style-name="P2" draw:layer="layout" svg:x1="5.4cm" svg:y1="1.6cm" svg:x2="5.4cm" svg:y2="5.4cm">
          <text:p/>
        </draw:line>
        <draw:line draw:style-name="gr1" draw:text-style-name="P1" draw:layer="layout" svg:x1="5.8cm" svg:y1="1.6cm" svg:x2="5.8cm" svg:y2="5.4cm">
          <text:p/>
        </draw:line>
        <draw:line draw:style-name="gr1" draw:text-style-name="P1" draw:layer="layout" svg:x1="6.2cm" svg:y1="1.6cm" svg:x2="6.2cm" svg:y2="5.4cm">
          <text:p/>
        </draw:line>
        <draw:line draw:style-name="gr1" draw:text-style-name="P2" draw:layer="layout" svg:x1="6.6cm" svg:y1="1.6cm" svg:x2="6.6cm" svg:y2="5.4cm">
          <text:p/>
        </draw:line>
        <draw:line draw:style-name="gr1" draw:text-style-name="P1" draw:layer="layout" svg:x1="7cm" svg:y1="1.6cm" svg:x2="7cm" svg:y2="5.4cm">
          <text:p/>
        </draw:line>
        <draw:line draw:style-name="gr1" draw:text-style-name="P1" draw:layer="layout" svg:x1="7.4cm" svg:y1="1.6cm" svg:x2="7.4cm" svg:y2="5.4cm">
          <text:p/>
        </draw:line>
        <draw:line draw:style-name="gr1" draw:text-style-name="P2" draw:layer="layout" svg:x1="7.8cm" svg:y1="1.6cm" svg:x2="7.8cm" svg:y2="5.4cm">
          <text:p/>
        </draw:line>
        <draw:frame draw:style-name="gr2" draw:text-style-name="P3" draw:layer="layout" svg:width="0.65cm" svg:height="0.331cm" svg:x="1.867cm" svg:y="6.203cm">
          <draw:text-box>
            <text:p text:style-name="P3">dout</text:p>
          </draw:text-box>
        </draw:frame>
        <draw:polyline draw:style-name="gr3" draw:text-style-name="P1" draw:layer="layout" svg:width="9.199cm" svg:height="0.4cm" svg:x="2.8cm" svg:y="3.8cm" svg:viewBox="0 0 9200 401" draw:points="0,400 1400,400 1402,0 2600,0 2600,400 3000,401 3000,1 3400,0 4200,1 4200,401 4600,400 5000,401 5000,1 6200,1 6200,400 7400,401 7400,1 9000,0 9000,400 9200,400">
          <text:p/>
        </draw:polyline>
        <draw:polygon draw:style-name="gr15" draw:text-style-name="P1" draw:layer="layout" svg:width="0.999cm" svg:height="0.399cm" svg:x="2.8cm" svg:y="3.2cm" svg:viewBox="0 0 1000 400" draw:points="0,0 800,0 1000,200 800,400 0,400 0,200">
          <text:p/>
        </draw:polygon>
        <draw:polygon draw:style-name="gr15" draw:text-style-name="P1" draw:layer="layout" svg:width="2.199cm" svg:height="0.399cm" svg:x="9.8cm" svg:y="3.2cm" svg:viewBox="0 0 2200 400" draw:points="200,0 2200,0 2200,200 2200,400 200,400 0,200">
          <text:p/>
        </draw:polygon>
        <draw:polygon draw:style-name="gr5" draw:text-style-name="P1" draw:layer="layout" svg:width="5.999cm" svg:height="0.399cm" svg:x="3.8cm" svg:y="3.2cm" svg:viewBox="0 0 6000 400" draw:points="200,0 5800,0 6000,200 5800,400 200,400 0,200">
          <text:p/>
        </draw:polygon>
        <draw:frame draw:style-name="gr2" draw:text-style-name="P3" draw:layer="layout" svg:width="1.894cm" svg:height="0.331cm" svg:x="5.906cm" svg:y="3.235cm">
          <draw:text-box>
            <text:p text:style-name="P3">0x0000AABB</text:p>
          </draw:text-box>
        </draw:frame>
        <draw:frame draw:style-name="gr2" draw:text-style-name="P3" draw:layer="layout" svg:width="2.042cm" svg:height="0.331cm" svg:x="6.156cm" svg:y="1.822cm">
          <draw:text-box>
            <text:p text:style-name="P3">Keep asserted</text:p>
          </draw:text-box>
        </draw:frame>
        <draw:polygon draw:style-name="gr15" draw:text-style-name="P1" draw:layer="layout" svg:width="4.199cm" svg:height="0.399cm" svg:x="2.8cm" svg:y="6.307cm" svg:viewBox="0 0 4200 400" draw:points="0,0 4000,0 4200,200 4000,400 0,400 0,200">
          <text:p/>
        </draw:polygon>
        <draw:polygon draw:style-name="gr5" draw:text-style-name="P1" draw:layer="layout" svg:width="0.999cm" svg:height="0.399cm" svg:x="5.8cm" svg:y="5cm" svg:viewBox="0 0 1000 400" draw:points="200,0 800,0 1000,200 800,400 200,400 0,200">
          <text:p/>
        </draw:polygon>
        <draw:frame draw:style-name="gr16" draw:text-style-name="P3" draw:layer="layout" svg:width="0.502cm" svg:height="0.4cm" svg:x="7.249cm" svg:y="6.307cm">
          <draw:text-box>
            <text:p text:style-name="P3">dat</text:p>
          </draw:text-box>
        </draw:frame>
        <draw:line draw:style-name="gr1" draw:text-style-name="P2" draw:layer="layout" svg:x1="8.2cm" svg:y1="1.6cm" svg:x2="8.2cm" svg:y2="5.4cm">
          <text:p/>
        </draw:line>
        <draw:line draw:style-name="gr1" draw:text-style-name="P2" draw:layer="layout" svg:x1="8.6cm" svg:y1="1.6cm" svg:x2="8.6cm" svg:y2="5.4cm">
          <text:p/>
        </draw:line>
        <draw:line draw:style-name="gr1" draw:text-style-name="P2" draw:layer="layout" svg:x1="9cm" svg:y1="1.6cm" svg:x2="9cm" svg:y2="5.4cm">
          <text:p/>
        </draw:line>
        <draw:line draw:style-name="gr1" draw:text-style-name="P2" draw:layer="layout" svg:x1="9.4cm" svg:y1="1.6cm" svg:x2="9.4cm" svg:y2="5.4cm">
          <text:p/>
        </draw:line>
        <draw:polygon draw:style-name="gr5" draw:text-style-name="P1" draw:layer="layout" svg:width="0.999cm" svg:height="0.399cm" svg:x="9cm" svg:y="6.307cm" svg:viewBox="0 0 1000 400" draw:points="200,0 800,0 1000,200 800,400 200,400 0,200">
          <text:p/>
        </draw:polygon>
        <draw:polygon draw:style-name="gr15" draw:text-style-name="P1" draw:layer="layout" svg:width="0.999cm" svg:height="0.399cm" svg:x="8cm" svg:y="6.307cm" svg:viewBox="0 0 1000 400" draw:points="200,0 800,0 1000,200 800,400 200,400 0,200">
          <text:p/>
        </draw:polygon>
        <draw:frame draw:style-name="gr16" draw:text-style-name="P3" draw:layer="layout" svg:width="0.502cm" svg:height="0.4cm" svg:x="9.249cm" svg:y="6.307cm">
          <draw:text-box>
            <text:p text:style-name="P3">dat</text:p>
          </draw:text-box>
        </draw:frame>
        <draw:line draw:style-name="gr1" draw:text-style-name="P2" draw:layer="layout" svg:x1="9.8cm" svg:y1="1.6cm" svg:x2="9.8cm" svg:y2="5.4cm">
          <text:p/>
        </draw:line>
        <draw:line draw:style-name="gr1" draw:text-style-name="P2" draw:layer="layout" svg:x1="10.2cm" svg:y1="1.6cm" svg:x2="10.2cm" svg:y2="5.4cm">
          <text:p/>
        </draw:line>
        <draw:line draw:style-name="gr1" draw:text-style-name="P2" draw:layer="layout" svg:x1="10.6cm" svg:y1="1.6cm" svg:x2="10.6cm" svg:y2="5.4cm">
          <text:p/>
        </draw:line>
        <draw:polygon draw:style-name="gr15" draw:text-style-name="P1" draw:layer="layout" svg:width="1.999cm" svg:height="0.399cm" svg:x="10cm" svg:y="6.307cm" svg:viewBox="0 0 2000 400" draw:points="200,0 2000,0 2000,200 2000,400 200,400 0,200">
          <text:p/>
        </draw:polygon>
        <draw:frame draw:style-name="gr2" draw:text-style-name="P3" draw:layer="layout" svg:width="1.551cm" svg:height="0.331cm" svg:x="10.165cm" svg:y="1.822cm">
          <draw:text-box>
            <text:p text:style-name="P3">Abort read</text:p>
          </draw:text-box>
        </draw:frame>
        <draw:line draw:style-name="gr1" draw:text-style-name="P2" draw:layer="layout" svg:x1="11cm" svg:y1="1.6cm" svg:x2="11cm" svg:y2="5.4cm">
          <text:p/>
        </draw:line>
        <draw:line draw:style-name="gr1" draw:text-style-name="P2" draw:layer="layout" svg:x1="11.4cm" svg:y1="1.6cm" svg:x2="11.4cm" svg:y2="5.4cm">
          <text:p/>
        </draw:line>
        <draw:line draw:style-name="gr1" draw:text-style-name="P2" draw:layer="layout" svg:x1="11.8cm" svg:y1="1.6cm" svg:x2="11.8cm" svg:y2="5.4cm">
          <text:p/>
        </draw:line>
        <draw:frame draw:style-name="gr2" draw:text-style-name="P1" draw:layer="layout" svg:width="1.636cm" svg:height="0.991cm" svg:x="10.964cm" svg:y="6.801cm">
          <draw:text-box>
            <text:p text:style-name="P1">Ready</text:p>
            <text:p text:style-name="P1">to get </text:p>
            <text:p text:style-name="P1">other block</text:p>
          </draw:text-box>
        </draw:frame>
        <draw:line draw:style-name="gr6" draw:text-style-name="P1" draw:layer="layout" svg:x1="11.817cm" svg:y1="6.662cm" svg:x2="11.817cm" svg:y2="6.262cm">
          <text:p/>
        </draw:line>
        <draw:line draw:style-name="gr1" draw:text-style-name="P1" draw:layer="layout" svg:x1="3cm" svg:y1="1.6cm" svg:x2="3cm" svg:y2="5.4cm">
          <text:p/>
        </draw:line>
        <draw:frame draw:style-name="gr2" draw:text-style-name="P3" draw:layer="layout" svg:width="1.014cm" svg:height="0.331cm" svg:x="1.586cm" svg:y="4.667cm">
          <draw:text-box>
            <text:p text:style-name="P3">w_byte</text:p>
          </draw:text-box>
        </draw:frame>
        <draw:frame draw:style-name="gr2" draw:text-style-name="P3" draw:layer="layout" svg:width="1.052cm" svg:height="0.331cm" svg:x="1.548cm" svg:y="5.203cm">
          <draw:text-box>
            <text:p text:style-name="P3">data_in</text:p>
          </draw:text-box>
        </draw:frame>
        <draw:polygon draw:style-name="gr15" draw:text-style-name="P1" draw:layer="layout" svg:width="2.999cm" svg:height="0.399cm" svg:x="2.8cm" svg:y="5cm" svg:viewBox="0 0 3000 400" draw:points="0,0 2800,0 3000,200 2800,400 0,400 0,200">
          <text:p/>
        </draw:polygon>
        <draw:polyline draw:style-name="gr3" draw:text-style-name="P1" draw:layer="layout" svg:width="9.199cm" svg:height="0.4cm" svg:x="2.8cm" svg:y="4.4cm" svg:viewBox="0 0 9200 401" draw:points="0,400 2600,400 3000,400 3000,0 3400,0 3400,400 4200,400 4600,400 5000,401 5000,1 6200,0 6200,400 7400,401 7400,0 9000,0 9000,400 9200,400">
          <text:p/>
        </draw:polyline>
        <draw:frame draw:style-name="gr17" draw:text-style-name="P3" draw:layer="layout" svg:width="0.8cm" svg:height="0.337cm" svg:x="5.9cm" svg:y="5.032cm">
          <draw:text-box>
            <text:p text:style-name="P3">0x00</text:p>
          </draw:text-box>
        </draw:frame>
        <draw:g>
          <draw:custom-shape draw:style-name="gr18" draw:text-style-name="P1" draw:layer="layout" svg:width="0.2cm" svg:height="0.2cm" svg:x="4.899cm" svg:y="3.72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4.948cm" svg:y="3.72cm" svg:viewBox="0 0 48 100" svg:d="m0 0c109 50 0 100 0 100">
            <text:p/>
          </draw:path>
          <draw:path draw:style-name="gr19" draw:text-style-name="P1" draw:layer="layout" svg:width="0.047cm" svg:height="0.099cm" svg:x="4.899cm" svg:y="3.82cm" svg:viewBox="0 0 48 100" svg:d="m48 0c-109 50 0 100 0 100">
            <text:p/>
          </draw:path>
          <draw:path draw:style-name="gr19" draw:text-style-name="P1" draw:layer="layout" svg:width="0.047cm" svg:height="0.099cm" svg:x="5.05cm" svg:y="3.72cm" svg:viewBox="0 0 48 100" svg:d="m0 0c109 50 0 100 0 100">
            <text:p/>
          </draw:path>
          <draw:path draw:style-name="gr19" draw:text-style-name="P1" draw:layer="layout" svg:width="0.047cm" svg:height="0.099cm" svg:x="5.002cm" svg:y="3.82cm" svg:viewBox="0 0 48 100" svg:d="m48 0c-109 50 0 100 0 100">
            <text:p/>
          </draw:path>
        </draw:g>
        <draw:g>
          <draw:custom-shape draw:style-name="gr18" draw:text-style-name="P1" draw:layer="layout" svg:width="0.2cm" svg:height="0.2cm" svg:x="4.903cm" svg:y="2.3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4.952cm" svg:y="2.3cm" svg:viewBox="0 0 48 100" svg:d="m0 0c109 50 0 100 0 100">
            <text:p/>
          </draw:path>
          <draw:path draw:style-name="gr19" draw:text-style-name="P1" draw:layer="layout" svg:width="0.047cm" svg:height="0.099cm" svg:x="4.903cm" svg:y="2.4cm" svg:viewBox="0 0 48 100" svg:d="m48 0c-109 50 0 100 0 100">
            <text:p/>
          </draw:path>
          <draw:path draw:style-name="gr19" draw:text-style-name="P1" draw:layer="layout" svg:width="0.047cm" svg:height="0.099cm" svg:x="5.054cm" svg:y="2.3cm" svg:viewBox="0 0 48 100" svg:d="m0 0c109 50 0 100 0 100">
            <text:p/>
          </draw:path>
          <draw:path draw:style-name="gr19" draw:text-style-name="P1" draw:layer="layout" svg:width="0.047cm" svg:height="0.099cm" svg:x="5.006cm" svg:y="2.4cm" svg:viewBox="0 0 48 100" svg:d="m48 0c-109 50 0 100 0 100">
            <text:p/>
          </draw:path>
        </draw:g>
        <draw:g>
          <draw:custom-shape draw:style-name="gr18" draw:text-style-name="P1" draw:layer="layout" svg:width="0.2cm" svg:height="0.2cm" svg:x="4.9cm" svg:y="1.692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4.949cm" svg:y="1.692cm" svg:viewBox="0 0 48 100" svg:d="m0 0c109 50 0 100 0 100">
            <text:p/>
          </draw:path>
          <draw:path draw:style-name="gr19" draw:text-style-name="P1" draw:layer="layout" svg:width="0.047cm" svg:height="0.099cm" svg:x="4.9cm" svg:y="1.792cm" svg:viewBox="0 0 48 100" svg:d="m48 0c-109 50 0 100 0 100">
            <text:p/>
          </draw:path>
          <draw:path draw:style-name="gr19" draw:text-style-name="P1" draw:layer="layout" svg:width="0.047cm" svg:height="0.099cm" svg:x="5.051cm" svg:y="1.692cm" svg:viewBox="0 0 48 100" svg:d="m0 0c109 50 0 100 0 100">
            <text:p/>
          </draw:path>
          <draw:path draw:style-name="gr19" draw:text-style-name="P1" draw:layer="layout" svg:width="0.047cm" svg:height="0.099cm" svg:x="5.003cm" svg:y="1.792cm" svg:viewBox="0 0 48 100" svg:d="m48 0c-109 50 0 100 0 100">
            <text:p/>
          </draw:path>
        </draw:g>
        <draw:g>
          <draw:custom-shape draw:style-name="gr18" draw:text-style-name="P1" draw:layer="layout" svg:width="0.2cm" svg:height="0.2cm" svg:x="4.893cm" svg:y="3.484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4.942cm" svg:y="3.484cm" svg:viewBox="0 0 48 100" svg:d="m0 0c109 50 0 100 0 100">
            <text:p/>
          </draw:path>
          <draw:path draw:style-name="gr19" draw:text-style-name="P1" draw:layer="layout" svg:width="0.047cm" svg:height="0.099cm" svg:x="4.893cm" svg:y="3.584cm" svg:viewBox="0 0 48 100" svg:d="m48 0c-109 50 0 100 0 100">
            <text:p/>
          </draw:path>
          <draw:path draw:style-name="gr19" draw:text-style-name="P1" draw:layer="layout" svg:width="0.047cm" svg:height="0.099cm" svg:x="5.044cm" svg:y="3.484cm" svg:viewBox="0 0 48 100" svg:d="m0 0c109 50 0 100 0 100">
            <text:p/>
          </draw:path>
          <draw:path draw:style-name="gr19" draw:text-style-name="P1" draw:layer="layout" svg:width="0.047cm" svg:height="0.099cm" svg:x="4.996cm" svg:y="3.584cm" svg:viewBox="0 0 48 100" svg:d="m48 0c-109 50 0 100 0 100">
            <text:p/>
          </draw:path>
        </draw:g>
        <draw:g>
          <draw:custom-shape draw:style-name="gr18" draw:text-style-name="P1" draw:layer="layout" svg:width="0.2cm" svg:height="0.2cm" svg:x="4.893cm" svg:y="3.097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4.942cm" svg:y="3.097cm" svg:viewBox="0 0 48 100" svg:d="m0 0c109 50 0 100 0 100">
            <text:p/>
          </draw:path>
          <draw:path draw:style-name="gr19" draw:text-style-name="P1" draw:layer="layout" svg:width="0.047cm" svg:height="0.099cm" svg:x="4.893cm" svg:y="3.197cm" svg:viewBox="0 0 48 100" svg:d="m48 0c-109 50 0 100 0 100">
            <text:p/>
          </draw:path>
          <draw:path draw:style-name="gr19" draw:text-style-name="P1" draw:layer="layout" svg:width="0.047cm" svg:height="0.099cm" svg:x="5.044cm" svg:y="3.097cm" svg:viewBox="0 0 48 100" svg:d="m0 0c109 50 0 100 0 100">
            <text:p/>
          </draw:path>
          <draw:path draw:style-name="gr19" draw:text-style-name="P1" draw:layer="layout" svg:width="0.047cm" svg:height="0.099cm" svg:x="4.996cm" svg:y="3.197cm" svg:viewBox="0 0 48 100" svg:d="m48 0c-109 50 0 100 0 100">
            <text:p/>
          </draw:path>
        </draw:g>
        <draw:g>
          <draw:custom-shape draw:style-name="gr18" draw:text-style-name="P1" draw:layer="layout" svg:width="0.2cm" svg:height="0.2cm" svg:x="4.9cm" svg:y="4.691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047cm" svg:height="0.099cm" svg:x="4.949cm" svg:y="4.691cm" svg:viewBox="0 0 48 100" svg:d="m0 0c109 50 0 100 0 100">
            <text:p/>
          </draw:path>
          <draw:path draw:style-name="gr19" draw:text-style-name="P1" draw:layer="layout" svg:width="0.047cm" svg:height="0.099cm" svg:x="4.9cm" svg:y="4.791cm" svg:viewBox="0 0 48 100" svg:d="m48 0c-109 50 0 100 0 100">
            <text:p/>
          </draw:path>
          <draw:path draw:style-name="gr19" draw:text-style-name="P1" draw:layer="layout" svg:width="0.047cm" svg:height="0.099cm" svg:x="5.051cm" svg:y="4.691cm" svg:viewBox="0 0 48 100" svg:d="m0 0c109 50 0 100 0 100">
            <text:p/>
          </draw:path>
          <draw:path draw:style-name="gr19" draw:text-style-name="P1" draw:layer="layout" svg:width="0.047cm" svg:height="0.099cm" svg:x="5.003cm" svg:y="4.791cm" svg:viewBox="0 0 48 100" svg:d="m48 0c-109 50 0 100 0 100">
            <text:p/>
          </draw:path>
        </draw:g>
        <draw:custom-shape draw:style-name="gr8" draw:text-style-name="P1" draw:layer="layout" svg:width="1.8cm" svg:height="1.6cm" svg:x="2.6cm" svg:y="12cm">
          <text:p text:style-name="P1">SPI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8.4cm" svg:height="5.8cm" svg:x="2.4cm" svg:y="9.8cm">
          <text:p text:style-name="P1">SDCMD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801cm" svg:height="2.4cm" svg:x="7.399cm" svg:y="11.8cm">
          <text:p text:style-name="P1">CMD_ROM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2cm" svg:height="0.6cm" svg:x="2.6cm" svg:y="10.4cm">
          <text:p text:style-name="P1">OUT_REG[7:0]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3.5cm" svg:y1="10.4cm" svg:x2="3.5cm" svg:y2="9.2cm">
          <text:p/>
        </draw:line>
        <draw:line draw:style-name="gr25" draw:text-style-name="P1" draw:layer="layout" svg:x1="3.4cm" svg:y1="12cm" svg:x2="3.4cm" svg:y2="11cm">
          <text:p/>
        </draw:line>
        <draw:custom-shape draw:style-name="gr8" draw:text-style-name="P1" draw:layer="layout" svg:width="2cm" svg:height="0.6cm" svg:x="7.6cm" svg:y="10.6cm">
          <text:p text:style-name="P1">CMD_IN[7:0]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8cm" svg:height="0.6cm" svg:x="5cm" svg:y="14.8cm">
          <text:p text:style-name="P1">CNT[7:0]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8.6cm" svg:y1="9.4cm" svg:x2="8.6cm" svg:y2="10.6cm">
          <text:p/>
        </draw:line>
        <draw:line draw:style-name="gr25" draw:text-style-name="P1" draw:layer="layout" svg:x1="8.6cm" svg:y1="11.2cm" svg:x2="8.6cm" svg:y2="11.8cm">
          <text:p/>
        </draw:line>
        <draw:polygon draw:style-name="gr12" draw:text-style-name="P1" draw:layer="layout" svg:width="0.599cm" svg:height="0.799cm" svg:x="5.4cm" svg:y="11.2cm" svg:viewBox="0 0 600 800" draw:points="600,0 200,0 0,400 200,800 600,800">
          <text:p/>
        </draw:polygon>
        <draw:line draw:style-name="gr25" draw:text-style-name="P1" draw:layer="layout" svg:x1="8.6cm" svg:y1="11.4cm" svg:x2="6cm" svg:y2="11.4cm">
          <text:p/>
        </draw:line>
        <draw:polyline draw:style-name="gr26" draw:text-style-name="P1" draw:layer="layout" svg:width="1.399cm" svg:height="0.399cm" svg:x="6cm" svg:y="11.8cm" svg:viewBox="0 0 1400 400" draw:points="1400,400 600,400 600,0 0,0">
          <text:p/>
        </draw:polyline>
        <draw:custom-shape draw:style-name="gr8" draw:text-style-name="P1" draw:layer="layout" svg:width="1.2cm" svg:height="0.4cm" svg:x="8cm" svg:y="12.2cm">
          <text:p text:style-name="P1">CMD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4cm" svg:x="7.6cm" svg:y="12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8cm" svg:height="0.4cm" svg:x="9.2cm" svg:y="12.2cm">
          <text:p text:style-name="P1">CRC</text:p>
          <draw:enhanced-geometry svg:viewBox="0 0 21600 21600" draw:type="rectangle" draw:enhanced-path="M 0 0 L 21600 0 21600 21600 0 21600 0 0 Z N"/>
        </draw:custom-shape>
        <draw:polyline draw:style-name="gr26" draw:text-style-name="P1" draw:layer="layout" svg:width="1.599cm" svg:height="0.399cm" svg:x="3.8cm" svg:y="11.6cm" svg:viewBox="0 0 1600 400" draw:points="1600,0 0,0 0,400">
          <text:p/>
        </draw:polyline>
        <draw:custom-shape draw:style-name="gr27" draw:text-style-name="P1" draw:layer="layout" svg:width="1.8cm" svg:height="1.4cm" svg:x="2.8cm" svg:y="14cm">
          <text:p text:style-name="P1">FSM<text:line-break/>CONTROL<text:line-break/>UNIT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.601cm" svg:y1="14.069cm" svg:x2="2.001cm" svg:y2="14.069cm">
          <text:p/>
        </draw:line>
        <draw:frame draw:style-name="gr2" draw:text-style-name="P3" draw:layer="layout" svg:width="0.671cm" svg:height="0.331cm" svg:x="1.201cm" svg:y="13.869cm">
          <draw:text-box>
            <text:p text:style-name="P3">busy</text:p>
          </draw:text-box>
        </draw:frame>
        <draw:line draw:style-name="gr11" draw:text-style-name="P1" draw:layer="layout" svg:x1="2.001cm" svg:y1="14.469cm" svg:x2="2.601cm" svg:y2="14.469cm">
          <text:p/>
        </draw:line>
        <draw:line draw:style-name="gr11" draw:text-style-name="P1" draw:layer="layout" svg:x1="2.001cm" svg:y1="14.869cm" svg:x2="2.601cm" svg:y2="14.869cm">
          <text:p/>
        </draw:line>
        <draw:frame draw:style-name="gr2" draw:text-style-name="P3" draw:layer="layout" svg:width="1.014cm" svg:height="0.331cm" svg:x="1.001cm" svg:y="14.669cm">
          <draw:text-box>
            <text:p text:style-name="P3">w_byte</text:p>
          </draw:text-box>
        </draw:frame>
        <draw:line draw:style-name="gr11" draw:text-style-name="P1" draw:layer="layout" svg:x1="2.001cm" svg:y1="15.269cm" svg:x2="2.601cm" svg:y2="15.269cm">
          <text:p/>
        </draw:line>
        <draw:frame draw:style-name="gr2" draw:text-style-name="P3" draw:layer="layout" svg:width="1.001cm" svg:height="0.331cm" svg:x="1cm" svg:y="14.269cm">
          <draw:text-box>
            <text:p text:style-name="P3">w_cmd</text:p>
          </draw:text-box>
        </draw:frame>
        <draw:frame draw:style-name="gr2" draw:text-style-name="P3" draw:layer="layout" svg:width="0.874cm" svg:height="0.331cm" svg:x="1.127cm" svg:y="15.069cm">
          <draw:text-box>
            <text:p text:style-name="P3">w_ar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2" svg:font-family="'DejaVu Serif'" style:font-adornments="Book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erif1" fo:font-family="'DejaVu Serif'" style:font-style-name="Book" style:font-family-generic="roman" style:font-pitch="variable" fo:font-size="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image-width="0cm" draw:fill-image-height="0cm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ino Ruiz de Clavijo Vázquez</meta:initial-creator>
    <meta:creation-date>2013-03-16T11:36:42</meta:creation-date>
    <meta:generator>LibreOffice/4.1.4.2$Linux_x86 LibreOffice_project/410m0$Build-2</meta:generator>
    <dc:date>2014-05-09T19:03:53.868539321</dc:date>
    <meta:editing-duration>PT7H35M25S</meta:editing-duration>
    <meta:editing-cycles>32</meta:editing-cycles>
    <meta:document-statistic meta:object-count="427"/>
  </office:meta>
</office:document-meta>
</file>